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1.842cm" fo:break-before="auto" style:use-optimal-row-height="true"/>
    </style:style>
    <style:style style:name="ro4" style:family="table-row">
      <style:table-row-properties style:row-height="0.877cm" fo:break-before="auto" style:use-optimal-row-height="true"/>
    </style:style>
    <style:style style:name="ro5" style:family="table-row">
      <style:table-row-properties style:row-height="1.286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0.965cm" fo:break-before="auto" style:use-optimal-row-height="true"/>
    </style:style>
    <style:style style:name="ro8" style:family="table-row">
      <style:table-row-properties style:row-height="1.695cm" fo:break-before="auto" style:use-optimal-row-height="true"/>
    </style:style>
    <style:style style:name="ro9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order-bottom="0.99pt solid #000000" fo:background-color="#9999cc" style:text-align-source="fix" style:repeat-content="false" fo:border-left="0.99pt solid #000000" fo:border-right="none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cc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99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99pt solid #000000" fo:background-color="#ccccff" style:text-align-source="fix" style:repeat-content="false" fo:border-left="none" fo:border-right="0.99pt solid #000000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ackground-color="#cccccc"/>
      <style:map style:condition="is-true-formula([.C11]=[.$B$3]&amp;[.$B$6])" style:apply-style-name="cfContainsMax" style:base-cell-address="Original.C11"/>
      <style:map style:condition="is-true-formula(OR([.C$10]&gt;0;[.$B11]&gt;0))" style:apply-style-name="cfPointToMax" style:base-cell-address="Original.C11"/>
    </style:style>
    <style:style style:name="ce9" style:family="table-cell" style:parent-style-name="Default">
      <style:table-cell-properties fo:background-color="#00cc00" fo:border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99ff99" style:text-align-source="fix" style:repeat-content="false" fo:border="none"/>
      <style:paragraph-properties fo:text-align="center" fo:margin-left="0cm"/>
    </style:style>
    <style:style style:name="ce11" style:family="table-cell" style:parent-style-name="Default">
      <style:table-cell-properties fo:background-color="#9999cc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ccccff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ffff66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cccccc"/>
      <style:map style:condition="is-true-formula([.M11]=[.$B$3]&amp;[.$B$6])" style:apply-style-name="cfContainsMax" style:base-cell-address="Original.M11"/>
      <style:map style:condition="is-true-formula(OR([.M$10]&gt;0;[.$B11]&gt;0))" style:apply-style-name="cfPointToMax" style:base-cell-address="Original.M11"/>
    </style:style>
    <style:style style:name="ce16" style:family="table-cell" style:parent-style-name="Default">
      <style:table-cell-properties fo:background-color="#66ff00"/>
    </style:style>
    <style:style style:name="ce17" style:family="table-cell" style:parent-style-name="Default">
      <style:table-cell-properties fo:background-color="#ff8080"/>
    </style:style>
    <style:style style:name="ce18" style:family="table-cell" style:parent-style-name="Default">
      <style:table-cell-properties fo:background-color="#00ccff"/>
    </style:style>
    <style:style style:name="ce19" style:family="table-cell" style:parent-style-name="Default">
      <style:text-properties style:font-name="Liberation Sans" style:font-name-asian="DejaVu Sans" style:font-name-complex="DejaVu Sans"/>
    </style:style>
    <style:style style:name="ce20" style:family="table-cell" style:parent-style-name="Default">
      <style:table-cell-properties fo:background-color="#ff66ff"/>
      <style:text-properties fo:color="#000000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ackground-color="transparent"/>
      <style:text-properties fo:color="#800000" fo:font-weight="bold" style:font-weight-asian="bold" style:font-weight-complex="bold"/>
    </style:style>
    <style:style style:name="ce23" style:family="table-cell" style:parent-style-name="Default">
      <style:table-cell-properties fo:background-color="#ff9999"/>
    </style:style>
    <style:style style:name="ce24" style:family="table-cell" style:parent-style-name="Default">
      <style:table-cell-properties fo:background-color="#ffff00"/>
      <style:text-properties fo:color="#800000" fo:font-weight="bold" style:font-weight-asian="bold" style:font-weight-complex="bold"/>
    </style:style>
    <style:style style:name="ce25" style:family="table-cell" style:parent-style-name="Default">
      <style:table-cell-properties fo:background-color="#ffff00"/>
    </style:style>
    <style:style style:name="ce26" style:family="table-cell" style:parent-style-name="Default">
      <style:table-cell-properties fo:background-color="#66ff66"/>
    </style:style>
    <style:style style:name="ce27" style:family="table-cell" style:parent-style-name="Default">
      <style:table-cell-properties fo:background-color="#ff99ff"/>
    </style:style>
    <style:style style:name="ce28" style:family="table-cell" style:parent-style-name="Default">
      <style:table-cell-properties fo:wrap-option="wrap"/>
      <style:text-properties fo:hyphenate="false"/>
    </style:style>
    <style:style style:name="ce29" style:family="table-cell" style:parent-style-name="Default">
      <style:table-cell-properties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30" style:family="table-cell" style:parent-style-name="Default">
      <style:table-cell-properties fo:background-color="#ff6600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31" style:family="table-cell" style:parent-style-name="Default">
      <style:table-cell-properties fo:background-color="#ff6600" fo:wrap-option="wrap"/>
      <style:text-properties fo:font-weight="bold" style:font-weight-asian="bold" style:font-weight-complex="bold" fo:hyphenate="false"/>
    </style:style>
    <style:style style:name="ce32" style:family="table-cell" style:parent-style-name="Default">
      <style:table-cell-properties fo:background-color="#ff6600" fo:wrap-option="wrap"/>
      <style:text-properties fo:hyphenate="false"/>
    </style:style>
    <style:style style:name="ce33" style:family="table-cell" style:parent-style-name="Default">
      <style:table-cell-properties fo:background-color="#ff3333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34" style:family="table-cell" style:parent-style-name="Default">
      <style:table-cell-properties fo:background-color="#ff3333" fo:wrap-option="wrap"/>
      <style:text-properties fo:hyphenate="false"/>
    </style:style>
    <style:style style:name="ce35" style:family="table-cell" style:parent-style-name="Default">
      <style:table-cell-properties fo:background-color="#ff00cc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36" style:family="table-cell" style:parent-style-name="Default">
      <style:table-cell-properties fo:background-color="#ff00cc" fo:wrap-option="wrap"/>
      <style:text-properties fo:hyphenate="false"/>
    </style:style>
    <style:style style:name="ce37" style:family="table-cell" style:parent-style-name="Default">
      <style:table-cell-properties fo:background-color="#ffcc00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38" style:family="table-cell" style:parent-style-name="Default">
      <style:table-cell-properties fo:background-color="#ff33ff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39" style:family="table-cell" style:parent-style-name="Default">
      <style:table-cell-properties fo:background-color="#9999ff" fo:wrap-option="wrap"/>
      <style:text-properties fo:font-weight="bold" style:font-weight-asian="bold" style:font-weight-complex="bold" fo:hyphenate="false"/>
    </style:style>
    <style:style style:name="ce40" style:family="table-cell" style:parent-style-name="Default">
      <style:table-cell-properties fo:wrap-option="wrap"/>
      <style:text-properties fo:font-weight="bold" style:font-weight-asian="bold" style:font-weight-complex="bold" fo:hyphenate="false"/>
    </style:style>
    <style:style style:name="ce4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4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11pt" fo:font-weight="bold" style:font-size-asian="11pt" style:font-weight-asian="bold" style:font-size-complex="11pt" style:font-weight-complex="bold" fo:hyphenate="false"/>
    </style:style>
    <style:style style:name="ce4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6"/>
      <style:map style:condition="cell-content()=&quot;nein&quot;" style:apply-style-name="Nein_5f_rot" style:base-cell-address="FeatureMatrix.G6"/>
    </style:style>
    <style:style style:name="ce4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15"/>
      <style:map style:condition="cell-content()=&quot;nein&quot;" style:apply-style-name="Nein_5f_rot" style:base-cell-address="FeatureMatrix.G15"/>
    </style:style>
    <style:style style:name="ce4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20"/>
      <style:map style:condition="cell-content()=&quot;nein&quot;" style:apply-style-name="Nein_5f_rot" style:base-cell-address="FeatureMatrix.G20"/>
    </style:style>
    <style:style style:name="ce4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28"/>
      <style:map style:condition="cell-content()=&quot;nein&quot;" style:apply-style-name="Nein_5f_rot" style:base-cell-address="FeatureMatrix.G28"/>
    </style:style>
    <style:style style:name="ce4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30"/>
      <style:map style:condition="cell-content()=&quot;nein&quot;" style:apply-style-name="Nein_5f_rot" style:base-cell-address="FeatureMatrix.G30"/>
    </style:style>
    <style:style style:name="ce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40"/>
      <style:map style:condition="cell-content()=&quot;nein&quot;" style:apply-style-name="Nein_5f_rot" style:base-cell-address="FeatureMatrix.G40"/>
    </style:style>
    <style:style style:name="ce4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41"/>
      <style:map style:condition="cell-content()=&quot;nein&quot;" style:apply-style-name="Nein_5f_rot" style:base-cell-address="FeatureMatrix.G41"/>
    </style:style>
    <style:style style:name="ce50" style:family="table-cell" style:parent-style-name="Default">
      <style:table-cell-properties fo:background-color="transparent" fo:wrap-option="wrap"/>
      <style:text-properties fo:hyphenate="false"/>
    </style:style>
    <style:style style:name="ce5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6"/>
      <style:map style:condition="cell-content()=&quot;nein&quot;" style:apply-style-name="Nein_5f_rot" style:base-cell-address="FeatureMatrix.I6"/>
    </style:style>
    <style:style style:name="ce5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</style:style>
    <style:style style:name="ce5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13"/>
      <style:map style:condition="cell-content()=&quot;nein&quot;" style:apply-style-name="Nein_5f_rot" style:base-cell-address="FeatureMatrix.I13"/>
    </style:style>
    <style:style style:name="ce5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16"/>
      <style:map style:condition="cell-content()=&quot;nein&quot;" style:apply-style-name="Nein_5f_rot" style:base-cell-address="FeatureMatrix.I16"/>
    </style:style>
    <style:style style:name="ce5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17"/>
      <style:map style:condition="cell-content()=&quot;nein&quot;" style:apply-style-name="Nein_5f_rot" style:base-cell-address="FeatureMatrix.I17"/>
    </style:style>
    <style:style style:name="ce5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18"/>
      <style:map style:condition="cell-content()=&quot;nein&quot;" style:apply-style-name="Nein_5f_rot" style:base-cell-address="FeatureMatrix.I18"/>
    </style:style>
    <style:style style:name="ce5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20"/>
      <style:map style:condition="cell-content()=&quot;nein&quot;" style:apply-style-name="Nein_5f_rot" style:base-cell-address="FeatureMatrix.I20"/>
    </style:style>
    <style:style style:name="ce5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28"/>
      <style:map style:condition="cell-content()=&quot;nein&quot;" style:apply-style-name="Nein_5f_rot" style:base-cell-address="FeatureMatrix.I28"/>
    </style:style>
    <style:style style:name="ce5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30"/>
      <style:map style:condition="cell-content()=&quot;nein&quot;" style:apply-style-name="Nein_5f_rot" style:base-cell-address="FeatureMatrix.I30"/>
    </style:style>
    <style:style style:name="ce6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40"/>
      <style:map style:condition="cell-content()=&quot;nein&quot;" style:apply-style-name="Nein_5f_rot" style:base-cell-address="FeatureMatrix.I40"/>
    </style:style>
    <style:style style:name="ce6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6"/>
      <style:map style:condition="cell-content()=&quot;nein&quot;" style:apply-style-name="Nein_5f_rot" style:base-cell-address="FeatureMatrix.K6"/>
    </style:style>
    <style:style style:name="ce6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13"/>
      <style:map style:condition="cell-content()=&quot;nein&quot;" style:apply-style-name="Nein_5f_rot" style:base-cell-address="FeatureMatrix.K13"/>
    </style:style>
    <style:style style:name="ce6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16"/>
      <style:map style:condition="cell-content()=&quot;nein&quot;" style:apply-style-name="Nein_5f_rot" style:base-cell-address="FeatureMatrix.K16"/>
    </style:style>
    <style:style style:name="ce6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28"/>
      <style:map style:condition="cell-content()=&quot;nein&quot;" style:apply-style-name="Nein_5f_rot" style:base-cell-address="FeatureMatrix.K28"/>
    </style:style>
    <style:style style:name="ce6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30"/>
      <style:map style:condition="cell-content()=&quot;nein&quot;" style:apply-style-name="Nein_5f_rot" style:base-cell-address="FeatureMatrix.K30"/>
    </style:style>
    <style:style style:name="ce6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40"/>
      <style:map style:condition="cell-content()=&quot;nein&quot;" style:apply-style-name="Nein_5f_rot" style:base-cell-address="FeatureMatrix.K40"/>
    </style:style>
    <style:style style:name="ce6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41"/>
      <style:map style:condition="cell-content()=&quot;nein&quot;" style:apply-style-name="Nein_5f_rot" style:base-cell-address="FeatureMatrix.K41"/>
    </style:style>
    <style:style style:name="ce6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6"/>
      <style:map style:condition="cell-content()=&quot;nein&quot;" style:apply-style-name="Nein_5f_rot" style:base-cell-address="FeatureMatrix.M6"/>
    </style:style>
    <style:style style:name="ce6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13"/>
      <style:map style:condition="cell-content()=&quot;nein&quot;" style:apply-style-name="Nein_5f_rot" style:base-cell-address="FeatureMatrix.M13"/>
    </style:style>
    <style:style style:name="ce7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16"/>
      <style:map style:condition="cell-content()=&quot;nein&quot;" style:apply-style-name="Nein_5f_rot" style:base-cell-address="FeatureMatrix.M16"/>
    </style:style>
    <style:style style:name="ce7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28"/>
      <style:map style:condition="cell-content()=&quot;nein&quot;" style:apply-style-name="Nein_5f_rot" style:base-cell-address="FeatureMatrix.M28"/>
    </style:style>
    <style:style style:name="ce7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30"/>
      <style:map style:condition="cell-content()=&quot;nein&quot;" style:apply-style-name="Nein_5f_rot" style:base-cell-address="FeatureMatrix.M30"/>
    </style:style>
    <style:style style:name="ce7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40"/>
      <style:map style:condition="cell-content()=&quot;nein&quot;" style:apply-style-name="Nein_5f_rot" style:base-cell-address="FeatureMatrix.M40"/>
    </style:style>
    <style:style style:name="ce7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41"/>
      <style:map style:condition="cell-content()=&quot;nein&quot;" style:apply-style-name="Nein_5f_rot" style:base-cell-address="FeatureMatrix.M41"/>
    </style:style>
    <style:style style:name="ce7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6"/>
      <style:map style:condition="cell-content()=&quot;nein&quot;" style:apply-style-name="Nein_5f_rot" style:base-cell-address="FeatureMatrix.O6"/>
    </style:style>
    <style:style style:name="ce7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20"/>
      <style:map style:condition="cell-content()=&quot;nein&quot;" style:apply-style-name="Nein_5f_rot" style:base-cell-address="FeatureMatrix.O20"/>
    </style:style>
    <style:style style:name="ce7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28"/>
      <style:map style:condition="cell-content()=&quot;nein&quot;" style:apply-style-name="Nein_5f_rot" style:base-cell-address="FeatureMatrix.O28"/>
    </style:style>
    <style:style style:name="ce7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30"/>
      <style:map style:condition="cell-content()=&quot;nein&quot;" style:apply-style-name="Nein_5f_rot" style:base-cell-address="FeatureMatrix.O30"/>
    </style:style>
    <style:style style:name="ce7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40"/>
      <style:map style:condition="cell-content()=&quot;nein&quot;" style:apply-style-name="Nein_5f_rot" style:base-cell-address="FeatureMatrix.O40"/>
    </style:style>
  </office:automatic-styles>
  <office:body>
    <office:spreadsheet>
      <table:calculation-settings table:automatic-find-labels="false">
        <table:iteration table:status="enable" table:steps="1" table:maximum-difference="0.0000000001"/>
      </table:calculation-settings>
      <table:table table:name="Original" table:style-name="ta1">
        <table:table-column table:style-name="co1" table:number-columns-repeated="2" table:default-cell-style-name="ce1"/>
        <table:table-column table:style-name="co1" table:number-columns-repeated="8" table:default-cell-style-name="Default"/>
        <table:table-row table:style-name="ro1">
          <table:table-cell/>
          <table:table-cell table:style-name="ce3" office:value-type="string" calcext:value-type="string">
            <text:p>VALUE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PREFIX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WERT:</text:p>
          </table:table-cell>
          <table:table-cell office:value-type="string" calcext:value-type="string">
            <text:p>← Enter „J_w“ (without the QMs) here to address the original question!</text:p>
          </table:table-cell>
          <table:table-cell table:number-columns-repeated="5"/>
          <table:table-cell office:value-type="string" calcext:value-type="string">
            <text:p>(Note: F15 was changed!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No postfix admissive here!)</text:p>
          </table:table-cell>
          <table:table-cell table:number-columns-repeated="6"/>
          <table:table-cell office:value-type="string" calcext:value-type="string">
            <text:p>Regard also the conditional format!)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string" calcext:value-type="string">
            <text:p>Max:</text:p>
          </table:table-cell>
          <table:table-cell table:style-name="ce5" table:number-matrix-columns-spanned="1" table:number-matrix-rows-spanned="1" table:formula="of:=MAX(IF(LEFT([.C11:.I32];LEN([.$B$3]))=[.$B$3];VALUE(MID([.C11:.I32];LEN([.$B$3])+1;1024));&quot;&quot;))" office:value-type="float" office:value="17" calcext:value-type="float">
            <text:p>17</text:p>
          </table:table-cell>
          <table:table-cell table:number-columns-repeated="8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table:style-name="ce1" table:formula="of:=COUNTIF([.C11:.C32];[.$B$3]&amp;[.$B$6])" office:value-type="float" office:value="0" calcext:value-type="float">
            <text:p>0</text:p>
          </table:table-cell>
          <table:table-cell table:style-name="ce1" table:formula="of:=COUNTIF([.D11:.D32];[.$B$3]&amp;[.$B$6])" office:value-type="float" office:value="0" calcext:value-type="float">
            <text:p>0</text:p>
          </table:table-cell>
          <table:table-cell table:style-name="ce1" table:formula="of:=COUNTIF([.E11:.E32];[.$B$3]&amp;[.$B$6])" office:value-type="float" office:value="1" calcext:value-type="float">
            <text:p>1</text:p>
          </table:table-cell>
          <table:table-cell table:style-name="ce1" table:formula="of:=COUNTIF([.F11:.F32];[.$B$3]&amp;[.$B$6])" office:value-type="float" office:value="0" calcext:value-type="float">
            <text:p>0</text:p>
          </table:table-cell>
          <table:table-cell table:style-name="ce1" table:formula="of:=COUNTIF([.G11:.G32];[.$B$3]&amp;[.$B$6])" office:value-type="float" office:value="1" calcext:value-type="float">
            <text:p>1</text:p>
          </table:table-cell>
          <table:table-cell table:style-name="ce1" table:formula="of:=COUNTIF([.H11:.H32];[.$B$3]&amp;[.$B$6])" office:value-type="float" office:value="0" calcext:value-type="float">
            <text:p>0</text:p>
          </table:table-cell>
          <table:table-cell table:style-name="ce1" table:formula="of:=COUNTIF([.I11:.I32];[.$B$3]&amp;[.$B$6])" office:value-type="float" office:value="0" calcext:value-type="float">
            <text:p>0</text:p>
          </table:table-cell>
          <table:table-cell office:value-type="string" calcext:value-type="string">
            <text:p>← Helpers (C10:I10 and B11:B32) only used to simplify the CF conditions!</text:p>
          </table:table-cell>
        </table:table-row>
        <table:table-row table:style-name="ro2">
          <table:table-cell/>
          <table:table-cell table:formula="of:=COUNTIF([.C11:.I11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8</text:p>
          </table:table-cell>
          <table:table-cell table:style-name="ce8" office:value-type="string" calcext:value-type="string">
            <text:p>J_w57</text:p>
          </table:table-cell>
          <table:table-cell table:style-name="ce8" office:value-type="string" calcext:value-type="string">
            <text:p>J_w10</text:p>
          </table:table-cell>
          <table:table-cell table:style-name="ce8" office:value-type="string" calcext:value-type="string">
            <text:p>J_w58</text:p>
          </table:table-cell>
          <table:table-cell table:style-name="ce8" office:value-type="string" calcext:value-type="string">
            <text:p>J_w52</text:p>
          </table:table-cell>
          <table:table-cell/>
        </table:table-row>
        <table:table-row table:style-name="ro2">
          <table:table-cell/>
          <table:table-cell table:formula="of:=COUNTIF([.C12:.I12];[.$B$3]&amp;[.$B$6])"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WERT:13</text:p>
          </table:table-cell>
          <table:table-cell table:style-name="ce8" table:number-columns-repeated="5"/>
          <table:table-cell/>
        </table:table-row>
        <table:table-row table:style-name="ro2">
          <table:table-cell/>
          <table:table-cell table:formula="of:=COUNTIF([.C13:.I13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ie</text:p>
          </table:table-cell>
          <table:table-cell table:style-name="ce8" office:value-type="string" calcext:value-type="string">
            <text:p>wird</text:p>
          </table:table-cell>
          <table:table-cell table:style-name="ce8" office:value-type="string" calcext:value-type="string">
            <text:p>das</text:p>
          </table:table-cell>
          <table:table-cell table:style-name="ce8" office:value-type="string" calcext:value-type="string">
            <text:p>Wetter</text:p>
          </table:table-cell>
          <table:table-cell table:style-name="ce8" office:value-type="string" calcext:value-type="string">
            <text:p>Übermorgen</text:p>
          </table:table-cell>
          <table:table-cell/>
        </table:table-row>
        <table:table-row table:style-name="ro2">
          <table:table-cell/>
          <table:table-cell table:formula="of:=COUNTIF([.C14:.I14];[.$B$3]&amp;[.$B$6])" office:value-type="float" office:value="1" calcext:value-type="float">
            <text:p>1</text:p>
          </table:table-cell>
          <table:table-cell table:style-name="ce8" table:number-columns-repeated="4"/>
          <table:table-cell table:style-name="ce8" office:value-type="string" calcext:value-type="string">
            <text:p>WERT:17</text:p>
          </table:table-cell>
          <table:table-cell table:style-name="ce8" table:number-columns-repeated="2"/>
          <table:table-cell/>
        </table:table-row>
        <table:table-row table:style-name="ro2">
          <table:table-cell/>
          <table:table-cell table:formula="of:=COUNTIF([.C15:.I15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8</text:p>
          </table:table-cell>
          <table:table-cell table:style-name="ce8" office:value-type="string" calcext:value-type="string">
            <text:p>J_w99</text:p>
          </table:table-cell>
          <table:table-cell table:style-name="ce8" office:value-type="string" calcext:value-type="string">
            <text:p>J_w10</text:p>
          </table:table-cell>
          <table:table-cell table:style-name="ce8" office:value-type="string" calcext:value-type="string">
            <text:p>J_w58</text:p>
          </table:table-cell>
          <table:table-cell table:style-name="ce8" office:value-type="string" calcext:value-type="string">
            <text:p>J_w47</text:p>
          </table:table-cell>
          <table:table-cell/>
        </table:table-row>
        <table:table-row table:style-name="ro1">
          <table:table-cell/>
          <table:table-cell table:formula="of:=COUNTIF([.C16:.I16];[.$B$3]&amp;[.$B$6])" office:value-type="float" office:value="0" calcext:value-type="float">
            <text:p>0</text:p>
          </table:table-cell>
          <table:table-cell table:style-name="ce8" table:number-columns-repeated="7"/>
          <table:table-cell/>
        </table:table-row>
        <table:table-row table:style-name="ro2">
          <table:table-cell/>
          <table:table-cell table:formula="of:=COUNTIF([.C17:.I17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ie</text:p>
          </table:table-cell>
          <table:table-cell table:style-name="ce8" office:value-type="string" calcext:value-type="string">
            <text:p>wird</text:p>
          </table:table-cell>
          <table:table-cell table:style-name="ce8" office:value-type="string" calcext:value-type="string">
            <text:p>das</text:p>
          </table:table-cell>
          <table:table-cell table:style-name="ce8" office:value-type="string" calcext:value-type="string">
            <text:p>Wetter</text:p>
          </table:table-cell>
          <table:table-cell table:style-name="ce8" office:value-type="string" calcext:value-type="string">
            <text:p>Heute</text:p>
          </table:table-cell>
          <table:table-cell/>
        </table:table-row>
        <table:table-row table:style-name="ro2">
          <table:table-cell/>
          <table:table-cell table:formula="of:=COUNTIF([.C18:.I18];[.$B$3]&amp;[.$B$6])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WERT:17</text:p>
          </table:table-cell>
          <table:table-cell table:style-name="ce8" table:number-columns-repeated="4"/>
          <table:table-cell/>
        </table:table-row>
        <table:table-row table:style-name="ro2">
          <table:table-cell/>
          <table:table-cell table:formula="of:=COUNTIF([.C19:.I19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45</text:p>
          </table:table-cell>
          <table:table-cell table:style-name="ce8" office:value-type="string" calcext:value-type="string">
            <text:p>J_w50</text:p>
          </table:table-cell>
          <table:table-cell table:style-name="ce8" office:value-type="string" calcext:value-type="string">
            <text:p>J_w47</text:p>
          </table:table-cell>
          <table:table-cell table:style-name="ce8" table:number-columns-repeated="2"/>
          <table:table-cell/>
        </table:table-row>
        <table:table-row table:style-name="ro2">
          <table:table-cell/>
          <table:table-cell table:formula="of:=COUNTIF([.C20:.I20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etterbericht</text:p>
          </table:table-cell>
          <table:table-cell table:style-name="ce8" office:value-type="string" calcext:value-type="string">
            <text:p>für</text:p>
          </table:table-cell>
          <table:table-cell table:style-name="ce8" office:value-type="string" calcext:value-type="string">
            <text:p>Heute</text:p>
          </table:table-cell>
          <table:table-cell table:style-name="ce8" table:number-columns-repeated="2"/>
          <table:table-cell/>
        </table:table-row>
        <table:table-row table:style-name="ro1">
          <table:table-cell/>
          <table:table-cell table:formula="of:=COUNTIF([.C21:.I21];[.$B$3]&amp;[.$B$6])" office:value-type="float" office:value="0" calcext:value-type="float">
            <text:p>0</text:p>
          </table:table-cell>
          <table:table-cell table:style-name="ce8" table:number-columns-repeated="7"/>
          <table:table-cell/>
        </table:table-row>
        <table:table-row table:style-name="ro2">
          <table:table-cell/>
          <table:table-cell table:formula="of:=COUNTIF([.C22:.I22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8</text:p>
          </table:table-cell>
          <table:table-cell table:style-name="ce8" office:value-type="string" calcext:value-type="string">
            <text:p>J_w15</text:p>
          </table:table-cell>
          <table:table-cell table:style-name="ce8" office:value-type="string" calcext:value-type="string">
            <text:p>J_w48</text:p>
          </table:table-cell>
          <table:table-cell table:style-name="ce8" office:value-type="string" calcext:value-type="string">
            <text:p>J_w59</text:p>
          </table:table-cell>
          <table:table-cell table:style-name="ce8"/>
          <table:table-cell/>
        </table:table-row>
        <table:table-row table:style-name="ro2">
          <table:table-cell/>
          <table:table-cell table:formula="of:=COUNTIF([.C23:.I23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ie</text:p>
          </table:table-cell>
          <table:table-cell table:style-name="ce8" office:value-type="string" calcext:value-type="string">
            <text:p>ist</text:p>
          </table:table-cell>
          <table:table-cell table:style-name="ce8" office:value-type="string" calcext:value-type="string">
            <text:p>die</text:p>
          </table:table-cell>
          <table:table-cell table:style-name="ce8" office:value-type="string" calcext:value-type="string">
            <text:p>Windstärke</text:p>
          </table:table-cell>
          <table:table-cell table:style-name="ce8"/>
          <table:table-cell/>
        </table:table-row>
        <table:table-row table:style-name="ro1">
          <table:table-cell/>
          <table:table-cell table:formula="of:=COUNTIF([.C24:.I24];[.$B$3]&amp;[.$B$6])" office:value-type="float" office:value="0" calcext:value-type="float">
            <text:p>0</text:p>
          </table:table-cell>
          <table:table-cell table:style-name="ce8" table:number-columns-repeated="7"/>
          <table:table-cell/>
        </table:table-row>
        <table:table-row table:style-name="ro2">
          <table:table-cell/>
          <table:table-cell table:formula="of:=COUNTIF([.C25:.I25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8</text:p>
          </table:table-cell>
          <table:table-cell table:style-name="ce8" office:value-type="string" calcext:value-type="string">
            <text:p>J_w60</text:p>
          </table:table-cell>
          <table:table-cell table:style-name="ce8" office:value-type="string" calcext:value-type="string">
            <text:p>J_w48</text:p>
          </table:table-cell>
          <table:table-cell table:style-name="ce8" office:value-type="string" calcext:value-type="string">
            <text:p>J_w56</text:p>
          </table:table-cell>
          <table:table-cell table:style-name="ce8"/>
          <table:table-cell/>
        </table:table-row>
        <table:table-row table:style-name="ro2">
          <table:table-cell/>
          <table:table-cell table:formula="of:=COUNTIF([.C26:.I26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ie</text:p>
          </table:table-cell>
          <table:table-cell table:style-name="ce8" office:value-type="string" calcext:value-type="string">
            <text:p>sind</text:p>
          </table:table-cell>
          <table:table-cell table:style-name="ce8" office:value-type="string" calcext:value-type="string">
            <text:p>die</text:p>
          </table:table-cell>
          <table:table-cell table:style-name="ce8" office:value-type="string" calcext:value-type="string">
            <text:p>Windverhältnisse</text:p>
          </table:table-cell>
          <table:table-cell table:style-name="ce8"/>
          <table:table-cell/>
        </table:table-row>
        <table:table-row table:style-name="ro1">
          <table:table-cell/>
          <table:table-cell table:formula="of:=COUNTIF([.C27:.I27];[.$B$3]&amp;[.$B$6])" office:value-type="float" office:value="0" calcext:value-type="float">
            <text:p>0</text:p>
          </table:table-cell>
          <table:table-cell table:style-name="ce8" table:number-columns-repeated="7"/>
          <table:table-cell/>
        </table:table-row>
        <table:table-row table:style-name="ro2">
          <table:table-cell/>
          <table:table-cell table:formula="of:=COUNTIF([.C28:.I28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63</text:p>
          </table:table-cell>
          <table:table-cell table:style-name="ce8" office:value-type="string" calcext:value-type="string">
            <text:p>J_w49</text:p>
          </table:table-cell>
          <table:table-cell table:style-name="ce8" office:value-type="string" calcext:value-type="string">
            <text:p>J_w61</text:p>
          </table:table-cell>
          <table:table-cell table:style-name="ce8" office:value-type="string" calcext:value-type="string">
            <text:p>J_w62</text:p>
          </table:table-cell>
          <table:table-cell table:style-name="ce8"/>
          <table:table-cell/>
        </table:table-row>
        <table:table-row table:style-name="ro2">
          <table:table-cell/>
          <table:table-cell table:formula="of:=COUNTIF([.C29:.I29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elche</text:p>
          </table:table-cell>
          <table:table-cell table:style-name="ce8" office:value-type="string" calcext:value-type="string">
            <text:p>Mondphase</text:p>
          </table:table-cell>
          <table:table-cell table:style-name="ce8" office:value-type="string" calcext:value-type="string">
            <text:p>haben</text:p>
          </table:table-cell>
          <table:table-cell table:style-name="ce8" table:number-columns-repeated="2"/>
          <table:table-cell/>
        </table:table-row>
        <table:table-row table:style-name="ro2">
          <table:table-cell/>
          <table:table-cell table:formula="of:=COUNTIF([.C30:.I30];[.$B$3]&amp;[.$B$6])" office:value-type="float" office:value="0" calcext:value-type="float">
            <text:p>0</text:p>
          </table:table-cell>
          <table:table-cell table:style-name="ce8" table:number-columns-repeated="5"/>
          <table:table-cell table:style-name="ce8" office:value-type="string" calcext:value-type="string">
            <text:p>WERT:1</text:p>
          </table:table-cell>
          <table:table-cell table:style-name="ce8"/>
          <table:table-cell/>
        </table:table-row>
        <table:table-row table:style-name="ro2">
          <table:table-cell/>
          <table:table-cell table:formula="of:=COUNTIF([.C31:.I31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49</text:p>
          </table:table-cell>
          <table:table-cell table:style-name="ce8" table:number-columns-repeated="4"/>
          <table:table-cell/>
        </table:table-row>
        <table:table-row table:style-name="ro2">
          <table:table-cell/>
          <table:table-cell table:formula="of:=COUNTIF([.C32:.I32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Mondphase</text:p>
          </table:table-cell>
          <table:table-cell table:style-name="ce8" table:number-columns-repeated="4"/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Default"/>
          <table:table-cell table:style-name="ce7" table:number-columns-repeated="3"/>
          <table:table-cell table:number-columns-repeated="5"/>
        </table:table-row>
        <table:table-row table:style-name="ro1">
          <table:table-cell table:style-name="Default"/>
          <table:table-cell table:style-name="ce6"/>
          <table:table-cell table:number-columns-repeated="8"/>
        </table:table-row>
        <table:table-row table:style-name="ro1">
          <table:table-cell table:style-name="Default"/>
          <table:table-cell table:style-name="ce7"/>
          <table:table-cell table:number-columns-repeated="8"/>
        </table:table-row>
        <table:table-row table:style-name="ro1">
          <table:table-cell table:style-name="Default"/>
          <table:table-cell table:style-name="ce6"/>
          <table:table-cell office:value-type="string" calcext:value-type="string">
            <text:p>This solution is capable of accepting any range. It does NOT bother about conditional formats.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6"/>
          <table:table-cell office:value-type="string" calcext:value-type="string">
            <text:p>Finding the postions where the maximum value occurs is not supported here.</text:p>
          </table:table-cell>
          <table:table-cell table:number-columns-repeated="7"/>
        </table:table-row>
        <table:table-row table:style-name="ro1" table:number-rows-repeated="2">
          <table:table-cell table:style-name="Default"/>
          <table:table-cell table:style-name="ce6"/>
          <table:table-cell table:number-columns-repeated="8"/>
        </table:table-row>
        <table:table-row table:style-name="ro1">
          <table:table-cell table:style-name="Default"/>
          <table:table-cell table:style-name="ce6"/>
          <table:table-cell table:style-name="ce9" office:value-type="string" calcext:value-type="string">
            <text:p>RangeStart</text:p>
          </table:table-cell>
          <table:table-cell table:style-name="ce13" office:value-type="string" calcext:value-type="string">
            <text:p>RowStart</text:p>
          </table:table-cell>
          <table:table-cell table:style-name="ce13" office:value-type="string" calcext:value-type="string">
            <text:p>ColStart</text:p>
          </table:table-cell>
          <table:table-cell table:number-columns-repeated="5"/>
        </table:table-row>
        <table:table-row table:style-name="ro1">
          <table:table-cell/>
          <table:table-cell table:style-name="ce6"/>
          <table:table-cell table:style-name="ce10" office:value-type="string" calcext:value-type="string">
            <text:p>$C$11</text:p>
          </table:table-cell>
          <table:table-cell table:style-name="ce14" table:formula="of:=ROW(INDIRECT([.$C$42]))" office:value-type="float" office:value="11" calcext:value-type="float">
            <text:p>11</text:p>
          </table:table-cell>
          <table:table-cell table:style-name="ce14" table:formula="of:=COLUMN(INDIRECT([.$C$42])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/>
          <table:table-cell/>
          <table:table-cell table:style-name="ce1"/>
          <table:table-cell table:number-columns-repeated="5"/>
        </table:table-row>
        <table:table-row table:style-name="ro1">
          <table:table-cell table:number-columns-repeated="2"/>
          <table:table-cell table:style-name="ce9" office:value-type="string" calcext:value-type="string">
            <text:p>RangeEND</text:p>
          </table:table-cell>
          <table:table-cell table:style-name="ce13" office:value-type="string" calcext:value-type="string">
            <text:p>Rows</text:p>
          </table:table-cell>
          <table:table-cell table:style-name="ce13" office:value-type="string" calcext:value-type="string">
            <text:p>Col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0" office:value-type="string" calcext:value-type="string">
            <text:p>$I$32</text:p>
          </table:table-cell>
          <table:table-cell table:style-name="ce14" table:formula="of:=ROW(INDIRECT([.$C$45]))-[.D$42]+1" office:value-type="float" office:value="22" calcext:value-type="float">
            <text:p>22</text:p>
          </table:table-cell>
          <table:table-cell table:style-name="ce14" table:formula="of:=COLUMN(INDIRECT([.$C$45]))-[.E$42]+1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table:number-columns-repeated="2"/>
          <table:table-cell table:style-name="ce6"/>
          <table:table-cell table:number-columns-repeated="5"/>
        </table:table-row>
        <table:table-row table:style-name="ro1">
          <table:table-cell/>
          <table:table-cell table:style-name="Default"/>
          <table:table-cell table:style-name="ce11" office:value-type="string" calcext:value-type="string">
            <text:p>Max:</text:p>
          </table:table-cell>
          <table:table-cell table:style-name="ce1"/>
          <table:table-cell table:style-name="ce6"/>
          <table:table-cell table:number-columns-repeated="5"/>
        </table:table-row>
        <table:table-row table:style-name="ro1">
          <table:table-cell/>
          <table:table-cell table:style-name="Default"/>
          <table:table-cell table:style-name="ce12" table:number-matrix-columns-spanned="1" table:number-matrix-rows-spanned="1" table:formula="of:=MAX(IF(LEFT(OFFSET(INDIRECT([.$C$42]);0;0;[.$D$45];[.$E$45]);LEN([.$B$3]))=[.$B$3];VALUE(MID(OFFSET(INDIRECT([.$C$42]);0;0;[.$D$45];[.$E$45]);LEN([.$B$3])+1;1024));&quot;&quot;))" office:value-type="float" office:value="17" calcext:value-type="float">
            <text:p>17</text:p>
          </table:table-cell>
          <table:table-cell table:style-name="ce1"/>
          <table:table-cell table:style-name="ce6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style-name="ce1"/>
          <table:table-cell table:style-name="ce6"/>
          <table:table-cell table:number-columns-repeated="5"/>
        </table:table-row>
        <table:table-row table:style-name="ro1" table:number-rows-repeated="3">
          <table:table-cell table:number-columns-repeated="3"/>
          <table:table-cell table:style-name="ce1"/>
          <table:table-cell table:style-name="ce6"/>
          <table:table-cell table:number-columns-repeated="5"/>
        </table:table-row>
        <table:table-row table:style-name="ro1" table:number-rows-repeated="1048523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Original.C11:Original.I32">
            <calcext:condition calcext:apply-style-name="cfContainsMax" calcext:value="formula-is([.C11]=[.$B$3]&amp;[.$B$6])" calcext:base-cell-address="Original.C11"/>
            <calcext:condition calcext:apply-style-name="cfPointToMax" calcext:value="formula-is(OR([.C$10]&gt;0;[.$B11]&gt;0))" calcext:base-cell-address="Original.C11"/>
          </calcext:conditional-format>
        </calcext:conditional-formats>
      </table:table>
      <table:table table:name="Enhanced" table:style-name="ta1">
        <table:table-column table:style-name="co1" table:number-columns-repeated="2" table:default-cell-style-name="ce1"/>
        <table:table-column table:style-name="co1" table:number-columns-repeated="19" table:default-cell-style-name="Default"/>
        <table:table-row table:style-name="ro1">
          <table:table-cell/>
          <table:table-cell table:style-name="ce3" office:value-type="string" calcext:value-type="string">
            <text:p>VALUE</text:p>
          </table:table-cell>
          <table:table-cell/>
          <table:table-cell office:value-type="string" calcext:value-type="string">
            <text:p>Here the enlargement of the range was done by inserting Columns and rows inside the primary range.</text:p>
          </table:table-cell>
          <table:table-cell table:number-columns-repeated="17"/>
        </table:table-row>
        <table:table-row table:style-name="ro1">
          <table:table-cell/>
          <table:table-cell table:style-name="ce3" office:value-type="string" calcext:value-type="string">
            <text:p>PREFIX</text:p>
          </table:table-cell>
          <table:table-cell/>
          <table:table-cell office:value-type="string" calcext:value-type="string">
            <text:p>The formula in B6 was adapted by Calc automatically and the range for the conditional format helping find the occurrences was also automatically enlarged.</text:p>
          </table:table-cell>
          <table:table-cell table:number-columns-repeated="17"/>
        </table:table-row>
        <table:table-row table:style-name="ro1">
          <table:table-cell/>
          <table:table-cell table:style-name="ce4" office:value-type="string" calcext:value-type="string">
            <text:p>J_w</text:p>
          </table:table-cell>
          <table:table-cell/>
          <table:table-cell office:value-type="string" calcext:value-type="string">
            <text:p>I did not fill in new values except for one.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(No postfix admissive here!)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For the CF working also with the added part of the range the formulae counting occurrences must be filled in the additional cells.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Max:</text:p>
          </table:table-cell>
          <table:table-cell table:style-name="ce5" table:number-matrix-columns-spanned="1" table:number-matrix-rows-spanned="1" table:formula="of:=MAX(IF(LEFT([.C11:.N405];LEN([.$B$3]))=[.$B$3];VALUE(MID([.C11:.N405];LEN([.$B$3])+1;1024));&quot;&quot;))" office:value-type="float" office:value="101" calcext:value-type="float">
            <text:p>101</text:p>
          </table:table-cell>
          <table:table-cell table:number-columns-repeated="13"/>
          <table:table-cell table:style-name="ce23" office:value-type="string" calcext:value-type="string">
            <text:p>TODO </text:p>
          </table:table-cell>
          <table:table-cell/>
          <table:table-cell table:style-name="ce21"/>
          <table:table-cell/>
          <table:table-cell table:style-name="ce18" office:value-type="string" calcext:value-type="string">
            <text:p>Speech</text:p>
          </table:table-cell>
          <table:table-cell office:value-type="string" calcext:value-type="string">
            <text:p>SprachAntwort</text:p>
          </table:table-cell>
        </table:table-row>
        <table:table-row table:style-name="ro1">
          <table:table-cell office:value-type="string" calcext:value-type="string">
            <text:p>Maximale J_w# Wert</text:p>
          </table:table-cell>
          <table:table-cell table:number-columns-repeated="2"/>
          <table:table-cell office:value-type="string" calcext:value-type="string">
            <text:p>WICHTIG: Neue Zeilen einfügen lassen, nicht einfach weiter schreiben, sonst funktioniert das script nicht.</text:p>
          </table:table-cell>
          <table:table-cell table:number-columns-repeated="11"/>
          <table:table-cell table:style-name="ce26" office:value-type="string" calcext:value-type="string">
            <text:p>DONE</text:p>
          </table:table-cell>
          <table:table-cell/>
          <table:table-cell table:style-name="ce27" office:value-type="string" calcext:value-type="string">
            <text:p>Spezialworte:</text:p>
          </table:table-cell>
          <table:table-cell table:number-columns-repeated="3"/>
        </table:table-row>
        <table:table-row table:style-name="ro1">
          <table:table-cell table:number-columns-repeated="19"/>
          <table:table-cell office:value-type="string" calcext:value-type="string">
            <text:p>Formel um höchste J_w# zu finden:</text:p>
          </table:table-cell>
          <table:table-cell/>
        </table:table-row>
        <table:table-row table:style-name="ro1">
          <table:table-cell table:number-columns-repeated="17"/>
          <table:table-cell office:value-type="string" calcext:value-type="string">
            <text:p>Computer</text:p>
          </table:table-cell>
          <table:table-cell office:value-type="string" calcext:value-type="string">
            <text:p>J_w9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table:formula="of:=COUNTIF([.C11:.C405];[.$B$3]&amp;[.$B$6])" office:value-type="float" office:value="0" calcext:value-type="float">
            <text:p>0</text:p>
          </table:table-cell>
          <table:table-cell table:style-name="ce1" table:formula="of:=COUNTIF([.D11:.D405];[.$B$3]&amp;[.$B$6])" office:value-type="float" office:value="0" calcext:value-type="float">
            <text:p>0</text:p>
          </table:table-cell>
          <table:table-cell table:style-name="ce1" table:formula="of:=COUNTIF([.E11:.E405];[.$B$3]&amp;[.$B$6])" office:value-type="float" office:value="0" calcext:value-type="float">
            <text:p>0</text:p>
          </table:table-cell>
          <table:table-cell table:style-name="ce1" table:formula="of:=COUNTIF([.F11:.F405];[.$B$3]&amp;[.$B$6])" office:value-type="float" office:value="1" calcext:value-type="float">
            <text:p>1</text:p>
          </table:table-cell>
          <table:table-cell table:style-name="ce1" table:formula="of:=COUNTIF([.G11:.G405];[.$B$3]&amp;[.$B$6])" office:value-type="float" office:value="0" calcext:value-type="float">
            <text:p>0</text:p>
          </table:table-cell>
          <table:table-cell table:style-name="ce1" table:formula="of:=COUNTIF([.H11:.H405];[.$B$3]&amp;[.$B$6])" office:value-type="float" office:value="0" calcext:value-type="float">
            <text:p>0</text:p>
          </table:table-cell>
          <table:table-cell table:style-name="ce1" table:formula="of:=COUNTIF([.I11:.I405];[.$B$3]&amp;[.$B$6])" office:value-type="float" office:value="0" calcext:value-type="float">
            <text:p>0</text:p>
          </table:table-cell>
          <table:table-cell table:style-name="ce1" table:formula="of:=COUNTIF([.J11:.J405];[.$B$3]&amp;[.$B$6])" office:value-type="float" office:value="0" calcext:value-type="float">
            <text:p>0</text:p>
          </table:table-cell>
          <table:table-cell table:style-name="ce1" table:formula="of:=COUNTIF([.K11:.K405];[.$B$3]&amp;[.$B$6])" office:value-type="float" office:value="0" calcext:value-type="float">
            <text:p>0</text:p>
          </table:table-cell>
          <table:table-cell table:style-name="ce1" table:formula="of:=COUNTIF([.L11:.L405];[.$B$3]&amp;[.$B$6])" office:value-type="float" office:value="0" calcext:value-type="float">
            <text:p>0</text:p>
          </table:table-cell>
          <table:table-cell table:style-name="ce1" table:formula="of:=COUNTIF([.M11:.M405];[.$B$3]&amp;[.$B$6])" office:value-type="float" office:value="0" calcext:value-type="float">
            <text:p>0</text:p>
          </table:table-cell>
          <table:table-cell table:style-name="ce1" table:formula="of:=COUNTIF([.N11:.N405];[.$B$3]&amp;[.$B$6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formula="of:=COUNTIF([.C11:.N11];[.$B$3]&amp;[.$B$6]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ZITATE</text:p>
          </table:table-cell>
          <table:table-cell table:number-columns-repeated="8"/>
          <table:table-cell table:style-name="ce15" table:number-columns-repeated="2"/>
          <table:table-cell/>
          <table:table-cell office:value-type="string" calcext:value-type="string">
            <text:p>Max:</text:p>
          </table:table-cell>
          <table:table-cell/>
          <table:table-cell office:value-type="string" calcext:value-type="string">
            <text:p>Computer</text:p>
          </table:table-cell>
          <table:table-cell office:value-type="string" calcext:value-type="string">
            <text:p>J_Tr</text:p>
          </table:table-cell>
          <table:table-cell table:number-columns-repeated="2"/>
        </table:table-row>
        <table:table-row table:style-name="ro1">
          <table:table-cell/>
          <table:table-cell table:formula="of:=COUNTIF([.C12:.N12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5"/>
          <table:table-cell table:style-name="ce20" office:value-type="string" calcext:value-type="string">
            <text:p><text:s/>Wort fehlt</text:p>
          </table:table-cell>
          <table:table-cell office:value-type="string" calcext:value-type="string">
            <text:p><text:s/>Wort ist nicht im Sprachmodell vorhanden</text:p>
          </table:table-cell>
        </table:table-row>
        <table:table-row table:style-name="ro1">
          <table:table-cell/>
          <table:table-cell table:formula="of:=COUNTIF([.C13:.N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</text:p>
          </table:table-cell>
          <table:table-cell office:value-type="string" calcext:value-type="string">
            <text:p>J_w2</text:p>
          </table:table-cell>
          <table:table-cell office:value-type="string" calcext:value-type="string">
            <text:p>J_w3</text:p>
          </table:table-cell>
          <table:table-cell table:number-columns-repeated="5"/>
          <table:table-cell table:style-name="ce15" table:number-columns-repeated="2"/>
          <table:table-cell/>
          <table:table-cell office:value-type="string" calcext:value-type="string">
            <text:p>J_w</text:p>
          </table:table-cell>
          <table:table-cell/>
          <table:table-cell office:value-type="string" calcext:value-type="string">
            <text:p>Spracherkennung</text:p>
          </table:table-cell>
          <table:table-cell office:value-type="string" calcext:value-type="string">
            <text:p>J_Sp</text:p>
          </table:table-cell>
          <table:table-cell table:number-columns-repeated="2"/>
        </table:table-row>
        <table:table-row table:style-name="ro1">
          <table:table-cell/>
          <table:table-cell table:formula="of:=COUNTIF([.C14:.N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kennst </text:p>
          </table:table-cell>
          <table:table-cell office:value-type="string" calcext:value-type="string">
            <text:p>du </text:p>
          </table:table-cell>
          <table:table-cell office:value-type="string" calcext:value-type="string">
            <text:p>Zitate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5:.N15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5"/>
          <table:table-cell office:value-type="string" calcext:value-type="string">
            <text:p>J_w# um erkennungsgenauigkeit zu erhöhen, sonst eine pool aus allen „nomen“ etc</text:p>
          </table:table-cell>
          <table:table-cell/>
        </table:table-row>
        <table:table-row table:style-name="ro1">
          <table:table-cell/>
          <table:table-cell table:formula="of:=COUNTIF([.C16:.N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</text:p>
          </table:table-cell>
          <table:table-cell office:value-type="string" calcext:value-type="string">
            <text:p>J_w2</text:p>
          </table:table-cell>
          <table:table-cell office:value-type="string" calcext:value-type="string">
            <text:p>J_w4</text:p>
          </table:table-cell>
          <table:table-cell office:value-type="string" calcext:value-type="string">
            <text:p>J_w5</text:p>
          </table:table-cell>
          <table:table-cell table:number-columns-repeated="4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7:.N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kennst </text:p>
          </table:table-cell>
          <table:table-cell office:value-type="string" calcext:value-type="string">
            <text:p>du 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Zitat</text:p>
          </table:table-cell>
          <table:table-cell table:number-columns-repeated="4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8:.N18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9:.N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</text:p>
          </table:table-cell>
          <table:table-cell office:value-type="string" calcext:value-type="string">
            <text:p>J_w2</text:p>
          </table:table-cell>
          <table:table-cell office:value-type="string" calcext:value-type="string">
            <text:p>J_w6</text:p>
          </table:table-cell>
          <table:table-cell office:value-type="string" calcext:value-type="string">
            <text:p>J_w7</text:p>
          </table:table-cell>
          <table:table-cell table:number-columns-repeated="4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0:.N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kennst </text:p>
          </table:table-cell>
          <table:table-cell office:value-type="string" calcext:value-type="string">
            <text:p>du </text:p>
          </table:table-cell>
          <table:table-cell office:value-type="string" calcext:value-type="string">
            <text:p>einen</text:p>
          </table:table-cell>
          <table:table-cell office:value-type="string" calcext:value-type="string">
            <text:p>Spruch</text:p>
          </table:table-cell>
          <table:table-cell table:number-columns-repeated="4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1:.N21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2:.N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9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</text:p>
          </table:table-cell>
          <table:table-cell office:value-type="string" calcext:value-type="string">
            <text:p>J_w11</text:p>
          </table:table-cell>
          <table:table-cell office:value-type="string" calcext:value-type="string">
            <text:p>J_w12</text:p>
          </table:table-cell>
          <table:table-cell table:number-columns-repeated="2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3:.N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lautet</text:p>
          </table:table-cell>
          <table:table-cell office:value-type="string" calcext:value-type="string">
            <text:p>das</text:p>
          </table:table-cell>
          <table:table-cell office:value-type="string" calcext:value-type="string">
            <text:p>Zitat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Tages</text:p>
          </table:table-cell>
          <table:table-cell table:number-columns-repeated="2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4:.N24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5:.N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9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7</text:p>
          </table:table-cell>
          <table:table-cell office:value-type="string" calcext:value-type="string">
            <text:p>J_w11</text:p>
          </table:table-cell>
          <table:table-cell office:value-type="string" calcext:value-type="string">
            <text:p>J_w12</text:p>
          </table:table-cell>
          <table:table-cell table:number-columns-repeated="2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6:.N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laute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Spruch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Tages</text:p>
          </table:table-cell>
          <table:table-cell table:number-columns-repeated="2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7:.N27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8:.N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7</text:p>
          </table:table-cell>
          <table:table-cell office:value-type="string" calcext:value-type="string">
            <text:p>J_w11</text:p>
          </table:table-cell>
          <table:table-cell office:value-type="string" calcext:value-type="string">
            <text:p>J_w12</text:p>
          </table:table-cell>
          <table:table-cell table:number-columns-repeated="2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9:.N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Spruch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Tages</text:p>
          </table:table-cell>
          <table:table-cell table:number-columns-repeated="2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0:.N30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1:.N31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2:.N32];[.$B$3]&amp;[.$B$6])" office:value-type="float" office:value="0" calcext:value-type="float">
            <text:p>0</text:p>
          </table:table-cell>
          <table:table-cell/>
          <table:table-cell table:style-name="ce17" office:value-type="string" calcext:value-type="string">
            <text:p>INTERNETSUCHE Suchmaschine</text:p>
          </table:table-cell>
          <table:table-cell table:style-name="ce17"/>
          <table:table-cell table:style-name="ce20" office:value-type="string" calcext:value-type="string">
            <text:p><text:s/>Wort fehlt</text:p>
          </table:table-cell>
          <table:table-cell/>
          <table:table-cell office:value-type="string" calcext:value-type="string">
            <text:p>Unterteilung Suchmaschinen, Travel, Sonderwünsche etc fehlt!!!!</text:p>
          </table:table-cell>
          <table:table-cell table:number-columns-repeated="4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3:.N33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4:.N3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18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5:.N3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Youtube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6:.N36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7:.N3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19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8:.N3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Google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9:.N39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40:.N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0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41:.N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atistiken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42:.N42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43:.N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1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44:.N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bay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45:.N45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46:.N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2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47:.N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Wikipedia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48:.N48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49:.N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3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50:.N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mazon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51:.N51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52:.N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5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53:.N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Web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54:.N54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55:.N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6</text:p>
          </table:table-cell>
          <table:table-cell office:value-type="string" calcext:value-type="string">
            <text:p>J_w20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56:.N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Statistiken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57:.N57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58:.N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7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59:.N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tager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60:.N60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61:.N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19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62:.N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Google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63:.N63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64:.N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27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65:.N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Metager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66:.N66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67:.N6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20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68:.N6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Statistiken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69:.N69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70:.N7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30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71:.N7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Bing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72:.N72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73:.N7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0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74:.N7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Bing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75:.N75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76:.N7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1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77:.N7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Yahoo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78:.N78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79:.N7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31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80:.N8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Yahoo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81:.N81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82:.N8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33</text:p>
          </table:table-cell>
          <table:table-cell office:value-type="string" calcext:value-type="string">
            <text:p>J_w34</text:p>
          </table:table-cell>
          <table:table-cell table:number-columns-repeated="4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83:.N8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em</text:p>
          </table:table-cell>
          <table:table-cell office:value-type="string" calcext:value-type="string">
            <text:p>Rezept</text:p>
          </table:table-cell>
          <table:table-cell table:number-columns-repeated="4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84:.N84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85:.N8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35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86:.N8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Rezepte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87:.N87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88:.N8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36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89:.N8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Abkürzungen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90:.N90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91:.N9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7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92:.N9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Github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93:.N93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94:.N9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8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95:.N9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ourceforge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96:.N96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97:.N9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9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98:.N9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atista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99:.N99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00:.N10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40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01:.N10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aketdatenbanken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02:.N102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03:.N10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4</text:p>
          </table:table-cell>
          <table:table-cell office:value-type="string" calcext:value-type="string">
            <text:p>J_w41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04:.N10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Paket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05:.N105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06:.N10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42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07:.N10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Erhebungen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08:.N108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09:.N10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43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10:.N11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Bildern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11:.N111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12:.N11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33</text:p>
          </table:table-cell>
          <table:table-cell office:value-type="string" calcext:value-type="string">
            <text:p>J_w44</text:p>
          </table:table-cell>
          <table:table-cell table:number-columns-repeated="4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13:.N11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em</text:p>
          </table:table-cell>
          <table:table-cell office:value-type="string" calcext:value-type="string">
            <text:p>Bild</text:p>
          </table:table-cell>
          <table:table-cell table:number-columns-repeated="4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14:.N114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15:.N115];[.$B$3]&amp;[.$B$6])" office:value-type="float" office:value="0" calcext:value-type="float">
            <text:p>0</text:p>
          </table:table-cell>
          <table:table-cell table:number-columns-repeated="4"/>
          <table:table-cell table:style-name="ce21" table:number-columns-repeated="3"/>
          <table:table-cell table:number-columns-repeated="3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16:.N116];[.$B$3]&amp;[.$B$6]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WETTER</text:p>
          </table:table-cell>
          <table:table-cell table:style-name="ce18" office:value-type="string" calcext:value-type="string">
            <text:p>Speech</text:p>
          </table:table-cell>
          <table:table-cell/>
          <table:table-cell table:style-name="ce22"/>
          <table:table-cell table:style-name="ce21" table:number-columns-repeated="2"/>
          <table:table-cell table:number-columns-repeated="3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17:.N117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18:.N11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table:number-columns-repeated="7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19:.N11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Wetterbericht</text:p>
          </table:table-cell>
          <table:table-cell table:number-columns-repeated="7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20:.N120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21:.N12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47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22:.N12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Heute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23:.N123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24:.N12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48</text:p>
          </table:table-cell>
          <table:table-cell office:value-type="string" calcext:value-type="string">
            <text:p>J_w49</text:p>
          </table:table-cell>
          <table:table-cell table:number-columns-repeated="4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25:.N12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Mondphase</text:p>
          </table:table-cell>
          <table:table-cell table:number-columns-repeated="4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26:.N126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27:.N12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1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28:.N12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Morgen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29:.N129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30:.N13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2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31:.N13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Übermorgen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32:.N132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33:.N13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53</text:p>
          </table:table-cell>
          <table:table-cell office:value-type="string" calcext:value-type="string">
            <text:p>J_w54</text:p>
          </table:table-cell>
          <table:table-cell table:number-columns-repeated="4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34:.N13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rei</text:p>
          </table:table-cell>
          <table:table-cell office:value-type="string" calcext:value-type="string">
            <text:p>Tagen</text:p>
          </table:table-cell>
          <table:table-cell table:number-columns-repeated="4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35:.N135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36:.N13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55</text:p>
          </table:table-cell>
          <table:table-cell office:value-type="string" calcext:value-type="string">
            <text:p>J_w54</text:p>
          </table:table-cell>
          <table:table-cell table:number-columns-repeated="4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37:.N13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vier</text:p>
          </table:table-cell>
          <table:table-cell office:value-type="string" calcext:value-type="string">
            <text:p>Tagen</text:p>
          </table:table-cell>
          <table:table-cell table:number-columns-repeated="4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38:.N138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39:.N13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56</text:p>
          </table:table-cell>
          <table:table-cell table:number-columns-repeated="7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40:.N14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Windverhältnisse</text:p>
          </table:table-cell>
          <table:table-cell table:number-columns-repeated="7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41:.N141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42:.N14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table:number-columns-repeated="7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43:.N14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Wettervorhersage</text:p>
          </table:table-cell>
          <table:table-cell table:number-columns-repeated="7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44:.N144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45:.N14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1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46:.N14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Wetterbericht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Morgen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47:.N147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48:.N14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2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49:.N14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Wetterbericht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Übermorgen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50:.N150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51:.N15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table:number-columns-repeated="4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52:.N15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table:number-columns-repeated="4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53:.N153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54:.N15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table:number-columns-repeated="4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55:.N15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table:number-columns-repeated="4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56:.N156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57:.N15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office:value-type="string" calcext:value-type="string">
            <text:p>J_w51</text:p>
          </table:table-cell>
          <table:table-cell table:number-columns-repeated="3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58:.N15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Morgen</text:p>
          </table:table-cell>
          <table:table-cell table:number-columns-repeated="3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59:.N159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60:.N16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office:value-type="string" calcext:value-type="string">
            <text:p>J_w52</text:p>
          </table:table-cell>
          <table:table-cell table:number-columns-repeated="3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61:.N16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Übermorgen</text:p>
          </table:table-cell>
          <table:table-cell table:number-columns-repeated="3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62:.N162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63:.N16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office:value-type="string" calcext:value-type="string">
            <text:p>J_w47</text:p>
          </table:table-cell>
          <table:table-cell table:number-columns-repeated="3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64:.N16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Heute</text:p>
          </table:table-cell>
          <table:table-cell table:number-columns-repeated="3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65:.N165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66:.N16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47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67:.N16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Wetterbericht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Heute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68:.N168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69:.N16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48</text:p>
          </table:table-cell>
          <table:table-cell office:value-type="string" calcext:value-type="string">
            <text:p>J_w59</text:p>
          </table:table-cell>
          <table:table-cell table:number-columns-repeated="4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70:.N17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Windstärke</text:p>
          </table:table-cell>
          <table:table-cell/>
          <table:table-cell table:style-name="ce23" office:value-type="string" calcext:value-type="string">
            <text:p>TODO</text:p>
          </table:table-cell>
          <table:table-cell table:style-name="ce20" office:value-type="string" calcext:value-type="string">
            <text:p><text:s/>Wort fehlt</text:p>
          </table:table-cell>
          <table:table-cell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71:.N171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72:.N17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60</text:p>
          </table:table-cell>
          <table:table-cell office:value-type="string" calcext:value-type="string">
            <text:p>J_w48</text:p>
          </table:table-cell>
          <table:table-cell office:value-type="string" calcext:value-type="string">
            <text:p>J_w56</text:p>
          </table:table-cell>
          <table:table-cell table:number-columns-repeated="4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73:.N17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sind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Windverhältnisse</text:p>
          </table:table-cell>
          <table:table-cell table:number-columns-repeated="4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74:.N174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75:.N1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3</text:p>
          </table:table-cell>
          <table:table-cell office:value-type="string" calcext:value-type="string">
            <text:p>J_w49</text:p>
          </table:table-cell>
          <table:table-cell office:value-type="string" calcext:value-type="string">
            <text:p>J_w61</text:p>
          </table:table-cell>
          <table:table-cell office:value-type="string" calcext:value-type="string">
            <text:p>J_w62</text:p>
          </table:table-cell>
          <table:table-cell table:number-columns-repeated="4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76:.N1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welche</text:p>
          </table:table-cell>
          <table:table-cell office:value-type="string" calcext:value-type="string">
            <text:p>Mondphase</text:p>
          </table:table-cell>
          <table:table-cell office:value-type="string" calcext:value-type="string">
            <text:p>haben</text:p>
          </table:table-cell>
          <table:table-cell office:value-type="string" calcext:value-type="string">
            <text:p>wir</text:p>
          </table:table-cell>
          <table:table-cell table:number-columns-repeated="4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77:.N177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78:.N17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9</text:p>
          </table:table-cell>
          <table:table-cell table:number-columns-repeated="7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79:.N1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Mondphase</text:p>
          </table:table-cell>
          <table:table-cell table:number-columns-repeated="7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80:.N180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81:.N1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59</text:p>
          </table:table-cell>
          <table:table-cell table:number-columns-repeated="7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82:.N1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Windstärke</text:p>
          </table:table-cell>
          <table:table-cell/>
          <table:table-cell table:style-name="ce23" office:value-type="string" calcext:value-type="string">
            <text:p>TODO</text:p>
          </table:table-cell>
          <table:table-cell table:style-name="ce20" office:value-type="string" calcext:value-type="string">
            <text:p><text:s/>Wort fehlt</text:p>
          </table:table-cell>
          <table:table-cell table:number-columns-repeated="4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83:.N183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84:.N184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85:.N185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86:.N186];[.$B$3]&amp;[.$B$6]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FENSTER_DIREKTWAHL</text:p>
          </table:table-cell>
          <table:table-cell table:style-name="ce16"/>
          <table:table-cell table:style-name="ce18" office:value-type="string" calcext:value-type="string">
            <text:p>Speech</text:p>
          </table:table-cell>
          <table:table-cell table:number-columns-repeated="6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87:.N187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88:.N18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5</text:p>
          </table:table-cell>
          <table:table-cell table:number-columns-repeated="6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89:.N18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Firefox</text:p>
          </table:table-cell>
          <table:table-cell table:number-columns-repeated="6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90:.N190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91:.N19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6</text:p>
          </table:table-cell>
          <table:table-cell table:number-columns-repeated="6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92:.N19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alibre</text:p>
          </table:table-cell>
          <table:table-cell table:number-columns-repeated="6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93:.N193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94:.N19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7</text:p>
          </table:table-cell>
          <table:table-cell table:number-columns-repeated="6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95:.N19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Mypaint</text:p>
          </table:table-cell>
          <table:table-cell table:number-columns-repeated="6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96:.N196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97:.N19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8</text:p>
          </table:table-cell>
          <table:table-cell table:number-columns-repeated="6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98:.N19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Gimp</text:p>
          </table:table-cell>
          <table:table-cell table:number-columns-repeated="6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199:.N199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00:.N20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9</text:p>
          </table:table-cell>
          <table:table-cell table:number-columns-repeated="6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01:.N20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Konsole</text:p>
          </table:table-cell>
          <table:table-cell table:number-columns-repeated="6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02:.N202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03:.N20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0</text:p>
          </table:table-cell>
          <table:table-cell table:number-columns-repeated="6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04:.N20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Thunderbird</text:p>
          </table:table-cell>
          <table:table-cell table:number-columns-repeated="6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05:.N205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06:.N20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2</text:p>
          </table:table-cell>
          <table:table-cell table:number-columns-repeated="6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07:.N20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Libreoffice</text:p>
          </table:table-cell>
          <table:table-cell table:number-columns-repeated="6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08:.N208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09:.N20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3</text:p>
          </table:table-cell>
          <table:table-cell table:number-columns-repeated="6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10:.N21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lementine</text:p>
          </table:table-cell>
          <table:table-cell table:number-columns-repeated="6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11:.N211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12:.N21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1</text:p>
          </table:table-cell>
          <table:table-cell table:number-columns-repeated="6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13:.N21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Steam</text:p>
          </table:table-cell>
          <table:table-cell table:number-columns-repeated="6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14:.N214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15:.N215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16:.N216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17:.N217];[.$B$3]&amp;[.$B$6]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PROGRAMMSTARTER</text:p>
          </table:table-cell>
          <table:table-cell table:style-name="ce16"/>
          <table:table-cell table:style-name="ce18" office:value-type="string" calcext:value-type="string">
            <text:p>Speech</text:p>
          </table:table-cell>
          <table:table-cell table:number-columns-repeated="6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18:.N218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19:.N2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/>
          <table:table-cell office:value-type="string" calcext:value-type="string">
            <text:p>J_w65</text:p>
          </table:table-cell>
          <table:table-cell/>
          <table:table-cell table:style-name="ce17" office:value-type="string" calcext:value-type="string">
            <text:p>TODO</text:p>
          </table:table-cell>
          <table:table-cell table:style-name="ce20" office:value-type="string" calcext:value-type="string">
            <text:p><text:s/>Wort fehlt</text:p>
          </table:table-cell>
          <table:table-cell table:number-columns-repeated="3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20:.N2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Firefox</text:p>
          </table:table-cell>
          <table:table-cell/>
          <table:table-cell table:style-name="ce17"/>
          <table:table-cell table:style-name="ce20"/>
          <table:table-cell office:value-type="string" calcext:value-type="string">
            <text:p>starte/öffne</text:p>
          </table:table-cell>
          <table:table-cell table:number-columns-repeated="2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21:.N221];[.$B$3]&amp;[.$B$6])" office:value-type="float" office:value="0" calcext:value-type="float">
            <text:p>0</text:p>
          </table:table-cell>
          <table:table-cell table:number-columns-repeated="5"/>
          <table:table-cell table:style-name="ce17"/>
          <table:table-cell table:style-name="ce20"/>
          <table:table-cell table:number-columns-repeated="3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22:.N2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/>
          <table:table-cell office:value-type="string" calcext:value-type="string">
            <text:p>J_w66</text:p>
          </table:table-cell>
          <table:table-cell/>
          <table:table-cell table:style-name="ce17"/>
          <table:table-cell table:style-name="ce20"/>
          <table:table-cell table:number-columns-repeated="3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23:.N2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Calibre</text:p>
          </table:table-cell>
          <table:table-cell/>
          <table:table-cell table:style-name="ce17"/>
          <table:table-cell table:style-name="ce20"/>
          <table:table-cell table:number-columns-repeated="3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24:.N224];[.$B$3]&amp;[.$B$6])" office:value-type="float" office:value="0" calcext:value-type="float">
            <text:p>0</text:p>
          </table:table-cell>
          <table:table-cell table:number-columns-repeated="5"/>
          <table:table-cell table:style-name="ce17"/>
          <table:table-cell table:style-name="ce20"/>
          <table:table-cell table:number-columns-repeated="3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25:.N2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/>
          <table:table-cell office:value-type="string" calcext:value-type="string">
            <text:p>J_w67</text:p>
          </table:table-cell>
          <table:table-cell/>
          <table:table-cell table:style-name="ce17"/>
          <table:table-cell table:style-name="ce20"/>
          <table:table-cell table:number-columns-repeated="3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26:.N2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Mypaint</text:p>
          </table:table-cell>
          <table:table-cell/>
          <table:table-cell table:style-name="ce17"/>
          <table:table-cell table:style-name="ce20"/>
          <table:table-cell table:number-columns-repeated="3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27:.N227];[.$B$3]&amp;[.$B$6])" office:value-type="float" office:value="0" calcext:value-type="float">
            <text:p>0</text:p>
          </table:table-cell>
          <table:table-cell table:number-columns-repeated="5"/>
          <table:table-cell table:style-name="ce17"/>
          <table:table-cell table:style-name="ce20"/>
          <table:table-cell table:number-columns-repeated="3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28:.N2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/>
          <table:table-cell office:value-type="string" calcext:value-type="string">
            <text:p>J_w68</text:p>
          </table:table-cell>
          <table:table-cell/>
          <table:table-cell table:style-name="ce17"/>
          <table:table-cell table:style-name="ce20"/>
          <table:table-cell table:number-columns-repeated="3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29:.N2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Gimp</text:p>
          </table:table-cell>
          <table:table-cell/>
          <table:table-cell table:style-name="ce17"/>
          <table:table-cell table:style-name="ce20"/>
          <table:table-cell table:number-columns-repeated="3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30:.N230];[.$B$3]&amp;[.$B$6])" office:value-type="float" office:value="0" calcext:value-type="float">
            <text:p>0</text:p>
          </table:table-cell>
          <table:table-cell table:number-columns-repeated="5"/>
          <table:table-cell table:style-name="ce17"/>
          <table:table-cell table:style-name="ce20"/>
          <table:table-cell table:number-columns-repeated="3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31:.N23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/>
          <table:table-cell office:value-type="string" calcext:value-type="string">
            <text:p>J_w69</text:p>
          </table:table-cell>
          <table:table-cell/>
          <table:table-cell table:style-name="ce17"/>
          <table:table-cell table:style-name="ce20"/>
          <table:table-cell table:number-columns-repeated="3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32:.N23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Konsole</text:p>
          </table:table-cell>
          <table:table-cell/>
          <table:table-cell table:style-name="ce17"/>
          <table:table-cell table:style-name="ce20"/>
          <table:table-cell table:number-columns-repeated="3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33:.N233];[.$B$3]&amp;[.$B$6])" office:value-type="float" office:value="0" calcext:value-type="float">
            <text:p>0</text:p>
          </table:table-cell>
          <table:table-cell table:number-columns-repeated="5"/>
          <table:table-cell table:style-name="ce17"/>
          <table:table-cell table:style-name="ce20"/>
          <table:table-cell table:number-columns-repeated="3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34:.N23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/>
          <table:table-cell office:value-type="string" calcext:value-type="string">
            <text:p>J_w70</text:p>
          </table:table-cell>
          <table:table-cell/>
          <table:table-cell table:style-name="ce17"/>
          <table:table-cell table:style-name="ce20"/>
          <table:table-cell table:number-columns-repeated="3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35:.N23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Thunderbird</text:p>
          </table:table-cell>
          <table:table-cell/>
          <table:table-cell table:style-name="ce17"/>
          <table:table-cell table:style-name="ce20"/>
          <table:table-cell table:number-columns-repeated="3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36:.N236];[.$B$3]&amp;[.$B$6])" office:value-type="float" office:value="0" calcext:value-type="float">
            <text:p>0</text:p>
          </table:table-cell>
          <table:table-cell table:number-columns-repeated="5"/>
          <table:table-cell table:style-name="ce17"/>
          <table:table-cell table:style-name="ce20"/>
          <table:table-cell table:number-columns-repeated="3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37:.N23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/>
          <table:table-cell office:value-type="string" calcext:value-type="string">
            <text:p>J_w71</text:p>
          </table:table-cell>
          <table:table-cell/>
          <table:table-cell table:style-name="ce17"/>
          <table:table-cell table:style-name="ce20"/>
          <table:table-cell table:number-columns-repeated="3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38:.N23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Steam</text:p>
          </table:table-cell>
          <table:table-cell/>
          <table:table-cell table:style-name="ce17"/>
          <table:table-cell table:style-name="ce20"/>
          <table:table-cell table:number-columns-repeated="3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39:.N239];[.$B$3]&amp;[.$B$6])" office:value-type="float" office:value="0" calcext:value-type="float">
            <text:p>0</text:p>
          </table:table-cell>
          <table:table-cell table:number-columns-repeated="5"/>
          <table:table-cell table:style-name="ce17"/>
          <table:table-cell table:style-name="ce20"/>
          <table:table-cell table:number-columns-repeated="3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40:.N2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/>
          <table:table-cell office:value-type="string" calcext:value-type="string">
            <text:p>J_w72</text:p>
          </table:table-cell>
          <table:table-cell/>
          <table:table-cell table:style-name="ce17"/>
          <table:table-cell table:style-name="ce20"/>
          <table:table-cell table:number-columns-repeated="3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41:.N2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Libreoffice</text:p>
          </table:table-cell>
          <table:table-cell/>
          <table:table-cell table:style-name="ce17"/>
          <table:table-cell table:style-name="ce20"/>
          <table:table-cell table:number-columns-repeated="3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42:.N242];[.$B$3]&amp;[.$B$6])" office:value-type="float" office:value="0" calcext:value-type="float">
            <text:p>0</text:p>
          </table:table-cell>
          <table:table-cell table:number-columns-repeated="5"/>
          <table:table-cell table:style-name="ce17"/>
          <table:table-cell table:style-name="ce20"/>
          <table:table-cell table:number-columns-repeated="3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43:.N2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/>
          <table:table-cell office:value-type="string" calcext:value-type="string">
            <text:p>J_w73</text:p>
          </table:table-cell>
          <table:table-cell/>
          <table:table-cell table:style-name="ce17"/>
          <table:table-cell table:style-name="ce20"/>
          <table:table-cell table:number-columns-repeated="3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44:.N2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Clementine</text:p>
          </table:table-cell>
          <table:table-cell/>
          <table:table-cell table:style-name="ce17"/>
          <table:table-cell table:style-name="ce20"/>
          <table:table-cell table:number-columns-repeated="3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45:.N245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46:.N2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5</text:p>
          </table:table-cell>
          <table:table-cell table:number-columns-repeated="7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47:.N2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Firefox</text:p>
          </table:table-cell>
          <table:table-cell table:number-columns-repeated="7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48:.N248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49:.N2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6</text:p>
          </table:table-cell>
          <table:table-cell table:number-columns-repeated="7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50:.N2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Calibre</text:p>
          </table:table-cell>
          <table:table-cell table:number-columns-repeated="7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51:.N251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52:.N2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7</text:p>
          </table:table-cell>
          <table:table-cell table:number-columns-repeated="7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53:.N2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Mypaint</text:p>
          </table:table-cell>
          <table:table-cell table:number-columns-repeated="7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54:.N254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55:.N2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8</text:p>
          </table:table-cell>
          <table:table-cell table:number-columns-repeated="7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56:.N2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Gimp</text:p>
          </table:table-cell>
          <table:table-cell table:number-columns-repeated="7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57:.N257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58:.N2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9</text:p>
          </table:table-cell>
          <table:table-cell table:number-columns-repeated="7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59:.N2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Konsole</text:p>
          </table:table-cell>
          <table:table-cell table:number-columns-repeated="7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60:.N260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61:.N2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0</text:p>
          </table:table-cell>
          <table:table-cell table:number-columns-repeated="7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62:.N2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Thunderbird</text:p>
          </table:table-cell>
          <table:table-cell table:number-columns-repeated="7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63:.N263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64:.N2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1</text:p>
          </table:table-cell>
          <table:table-cell table:number-columns-repeated="7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65:.N2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Steam</text:p>
          </table:table-cell>
          <table:table-cell table:number-columns-repeated="7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66:.N266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67:.N26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2</text:p>
          </table:table-cell>
          <table:table-cell table:number-columns-repeated="7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68:.N26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Libreoffice</text:p>
          </table:table-cell>
          <table:table-cell table:number-columns-repeated="7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69:.N269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70:.N27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3</text:p>
          </table:table-cell>
          <table:table-cell table:number-columns-repeated="7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71:.N27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Clementine</text:p>
          </table:table-cell>
          <table:table-cell table:number-columns-repeated="7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72:.N272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73:.N273];[.$B$3]&amp;[.$B$6]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FENSTERSTEUERUNG</text:p>
          </table:table-cell>
          <table:table-cell table:style-name="ce16"/>
          <table:table-cell/>
          <table:table-cell table:style-name="ce24" office:value-type="string" calcext:value-type="string">
            <text:p>SCRIPTS SCHREIBEN!!!!!</text:p>
          </table:table-cell>
          <table:table-cell table:style-name="ce25"/>
          <table:table-cell table:number-columns-repeated="4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74:.N274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75:.N2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4</text:p>
          </table:table-cell>
          <table:table-cell office:value-type="string" calcext:value-type="string">
            <text:p>J_w75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76:.N2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alle</text:p>
          </table:table-cell>
          <table:table-cell office:value-type="string" calcext:value-type="string">
            <text:p>Fenster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77:.N277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78:.N27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75</text:p>
          </table:table-cell>
          <table:table-cell table:style-name="ce19" office:value-type="string" calcext:value-type="string">
            <text:p>J_w77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79:.N2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Fenster</text:p>
          </table:table-cell>
          <table:table-cell office:value-type="string" calcext:value-type="string">
            <text:p>schließen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80:.N280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81:.N2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8</text:p>
          </table:table-cell>
          <table:table-cell table:number-columns-repeated="7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82:.N2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Abbruch</text:p>
          </table:table-cell>
          <table:table-cell table:number-columns-repeated="7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83:.N283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84:.N2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9</text:p>
          </table:table-cell>
          <table:table-cell table:number-columns-repeated="7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85:.N2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Auswählen</text:p>
          </table:table-cell>
          <table:table-cell table:number-columns-repeated="7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86:.N286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87:.N2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0</text:p>
          </table:table-cell>
          <table:table-cell table:number-columns-repeated="7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88:.N2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Links</text:p>
          </table:table-cell>
          <table:table-cell table:number-columns-repeated="7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89:.N289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90:.N29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9" office:value-type="string" calcext:value-type="string">
            <text:p>J_w81</text:p>
          </table:table-cell>
          <table:table-cell table:number-columns-repeated="7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91:.N2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Rechts</text:p>
          </table:table-cell>
          <table:table-cell table:number-columns-repeated="7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92:.N292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93:.N2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94:.N2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95:.N295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96:.N2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97:.N2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98:.N298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299:.N2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74</text:p>
          </table:table-cell>
          <table:table-cell office:value-type="string" calcext:value-type="string">
            <text:p>J_w75</text:p>
          </table:table-cell>
          <table:table-cell table:number-columns-repeated="4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00:.N3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alle</text:p>
          </table:table-cell>
          <table:table-cell office:value-type="string" calcext:value-type="string">
            <text:p>Fenster</text:p>
          </table:table-cell>
          <table:table-cell table:number-columns-repeated="4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01:.N301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02:.N3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80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03:.N3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Links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04:.N304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05:.N3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32</text:p>
          </table:table-cell>
          <table:table-cell table:style-name="ce19" office:value-type="string" calcext:value-type="string">
            <text:p>J_w81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06:.N3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Rechts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07:.N307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08:.N3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82</text:p>
          </table:table-cell>
          <table:table-cell table:number-columns-repeated="6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09:.N3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Rauf</text:p>
          </table:table-cell>
          <table:table-cell table:number-columns-repeated="6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10:.N310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11:.N3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83</text:p>
          </table:table-cell>
          <table:table-cell table:number-columns-repeated="6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12:.N3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Runter</text:p>
          </table:table-cell>
          <table:table-cell table:number-columns-repeated="6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13:.N313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14:.N3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5</text:p>
          </table:table-cell>
          <table:table-cell office:value-type="string" calcext:value-type="string">
            <text:p>J_w75</text:p>
          </table:table-cell>
          <table:table-cell table:number-columns-repeated="6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15:.N3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nächstes</text:p>
          </table:table-cell>
          <table:table-cell office:value-type="string" calcext:value-type="string">
            <text:p>Fenster</text:p>
          </table:table-cell>
          <table:table-cell table:number-columns-repeated="6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16:.N316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17:.N3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6</text:p>
          </table:table-cell>
          <table:table-cell office:value-type="string" calcext:value-type="string">
            <text:p>J_w75</text:p>
          </table:table-cell>
          <table:table-cell table:number-columns-repeated="6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18:.N3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vorheriges</text:p>
          </table:table-cell>
          <table:table-cell office:value-type="string" calcext:value-type="string">
            <text:p>Fenster</text:p>
          </table:table-cell>
          <table:table-cell table:number-columns-repeated="6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19:.N319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20:.N3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7</text:p>
          </table:table-cell>
          <table:table-cell office:value-type="string" calcext:value-type="string">
            <text:p>J_w75</text:p>
          </table:table-cell>
          <table:table-cell table:style-name="ce19" office:value-type="string" calcext:value-type="string">
            <text:p>J_w77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21:.N3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dieses</text:p>
          </table:table-cell>
          <table:table-cell office:value-type="string" calcext:value-type="string">
            <text:p>Fenster</text:p>
          </table:table-cell>
          <table:table-cell office:value-type="string" calcext:value-type="string">
            <text:p>schließen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22:.N322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23:.N3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96</text:p>
          </table:table-cell>
          <table:table-cell table:number-columns-repeated="6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24:.N3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Desktop</text:p>
          </table:table-cell>
          <table:table-cell table:number-columns-repeated="2"/>
          <table:table-cell table:style-name="ce17" office:value-type="string" calcext:value-type="string">
            <text:p>TODO</text:p>
          </table:table-cell>
          <table:table-cell table:style-name="ce20" office:value-type="string" calcext:value-type="string">
            <text:p><text:s/>Wort fehlt</text:p>
          </table:table-cell>
          <table:table-cell office:value-type="string" calcext:value-type="string">
            <text:p>wmctl -k on off</text:p>
          </table:table-cell>
          <table:table-cell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25:.N325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26:.N3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96</text:p>
          </table:table-cell>
          <table:table-cell office:value-type="string" calcext:value-type="string">
            <text:p>J_w97</text:p>
          </table:table-cell>
          <table:table-cell table:number-columns-repeated="6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27:.N3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ausblenden</text:p>
          </table:table-cell>
          <table:table-cell table:number-columns-repeated="2"/>
          <table:table-cell table:style-name="ce17" office:value-type="string" calcext:value-type="string">
            <text:p>TODO</text:p>
          </table:table-cell>
          <table:table-cell table:style-name="ce20" office:value-type="string" calcext:value-type="string">
            <text:p><text:s/>Wort fehlt</text:p>
          </table:table-cell>
          <table:table-cell table:number-columns-repeated="2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28:.N328];[.$B$3]&amp;[.$B$6])" office:value-type="float" office:value="0" calcext:value-type="float">
            <text:p>0</text:p>
          </table:table-cell>
          <table:table-cell table:number-columns-repeated="6"/>
          <table:table-cell table:style-name="ce17"/>
          <table:table-cell table:style-name="ce20"/>
          <table:table-cell table:number-columns-repeated="2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29:.N3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98</text:p>
          </table:table-cell>
          <table:table-cell table:number-columns-repeated="2"/>
          <table:table-cell table:style-name="ce17"/>
          <table:table-cell table:style-name="ce20"/>
          <table:table-cell table:number-columns-repeated="2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30:.N3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Arbeitsfläche</text:p>
          </table:table-cell>
          <table:table-cell table:number-columns-repeated="2"/>
          <table:table-cell table:style-name="ce17"/>
          <table:table-cell table:style-name="ce20"/>
          <table:table-cell table:number-columns-repeated="2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31:.N331];[.$B$3]&amp;[.$B$6])" office:value-type="float" office:value="0" calcext:value-type="float">
            <text:p>0</text:p>
          </table:table-cell>
          <table:table-cell table:number-columns-repeated="6"/>
          <table:table-cell table:style-name="ce17"/>
          <table:table-cell table:style-name="ce20"/>
          <table:table-cell table:number-columns-repeated="2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32:.N3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98</text:p>
          </table:table-cell>
          <table:table-cell office:value-type="string" calcext:value-type="string">
            <text:p>J_w97</text:p>
          </table:table-cell>
          <table:table-cell table:number-columns-repeated="2"/>
          <table:table-cell table:style-name="ce17"/>
          <table:table-cell table:style-name="ce20"/>
          <table:table-cell table:number-columns-repeated="2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33:.N3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Arbeitsfläche</text:p>
          </table:table-cell>
          <table:table-cell office:value-type="string" calcext:value-type="string">
            <text:p>ausblenden</text:p>
          </table:table-cell>
          <table:table-cell table:number-columns-repeated="2"/>
          <table:table-cell table:style-name="ce17"/>
          <table:table-cell table:style-name="ce20"/>
          <table:table-cell table:number-columns-repeated="2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34:.N334];[.$B$3]&amp;[.$B$6])" office:value-type="float" office:value="0" calcext:value-type="float">
            <text:p>0</text:p>
          </table:table-cell>
          <table:table-cell table:number-columns-repeated="6"/>
          <table:table-cell table:style-name="ce21"/>
          <table:table-cell table:number-columns-repeated="3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35:.N335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36:.N336];[.$B$3]&amp;[.$B$6]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PCSTEUERUNG</text:p>
          </table:table-cell>
          <table:table-cell table:style-name="ce16"/>
          <table:table-cell table:number-columns-repeated="2"/>
          <table:table-cell table:style-name="ce24" office:value-type="string" calcext:value-type="string">
            <text:p>SCRIPTS SCHREIBEN!!!!!</text:p>
          </table:table-cell>
          <table:table-cell table:style-name="ce25"/>
          <table:table-cell table:number-columns-repeated="3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37:.N337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38:.N3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8</text:p>
          </table:table-cell>
          <table:table-cell office:value-type="string" calcext:value-type="string">
            <text:p>J_w89</text:p>
          </table:table-cell>
          <table:table-cell table:number-columns-repeated="6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39:.N3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Bildschirm</text:p>
          </table:table-cell>
          <table:table-cell office:value-type="string" calcext:value-type="string">
            <text:p>sperren</text:p>
          </table:table-cell>
          <table:table-cell table:number-columns-repeated="6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40:.N340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41:.N3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2</text:p>
          </table:table-cell>
          <table:table-cell table:number-columns-repeated="6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42:.N3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herunterfahren</text:p>
          </table:table-cell>
          <table:table-cell table:number-columns-repeated="6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43:.N343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44:.N3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0</text:p>
          </table:table-cell>
          <table:table-cell office:value-type="string" calcext:value-type="string">
            <text:p>J_w91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45:.N3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starten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46:.N346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47:.N3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3</text:p>
          </table:table-cell>
          <table:table-cell table:number-columns-repeated="6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48:.N3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Ausloggen</text:p>
          </table:table-cell>
          <table:table-cell table:number-columns-repeated="6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49:.N349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50:.N3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5</text:p>
          </table:table-cell>
          <table:table-cell office:value-type="string" calcext:value-type="string">
            <text:p>J_w94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51:.N3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ausschalten</text:p>
          </table:table-cell>
          <table:table-cell table:number-columns-repeated="5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52:.N352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53:.N353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54:.N354];[.$B$3]&amp;[.$B$6])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SPRACHERKENNUNG</text:p>
          </table:table-cell>
          <table:table-cell table:style-name="ce16"/>
          <table:table-cell table:number-columns-repeated="7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55:.N355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56:.N3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Sp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9</text:p>
          </table:table-cell>
          <table:table-cell table:number-columns-repeated="6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57:.N3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pacherkennung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fortsetzen</text:p>
          </table:table-cell>
          <table:table-cell table:number-columns-repeated="6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58:.N358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59:.N3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Sp</text:p>
          </table:table-cell>
          <table:table-cell office:value-type="string" calcext:value-type="string">
            <text:p>J_w100</text:p>
          </table:table-cell>
          <table:table-cell table:number-columns-repeated="7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60:.N3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pacherkennung</text:p>
          </table:table-cell>
          <table:table-cell office:value-type="string" calcext:value-type="string">
            <text:p>pause</text:p>
          </table:table-cell>
          <table:table-cell table:number-columns-repeated="7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61:.N361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62:.N362];[.$B$3]&amp;[.$B$6])" office:value-type="float" office:value="1" calcext:value-type="float">
            <text:p>1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Sp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01</text:p>
          </table:table-cell>
          <table:table-cell table:number-columns-repeated="6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63:.N3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pacherkennung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ausieren</text:p>
          </table:table-cell>
          <table:table-cell/>
          <table:table-cell table:style-name="ce17" office:value-type="string" calcext:value-type="string">
            <text:p>TODO</text:p>
          </table:table-cell>
          <table:table-cell table:style-name="ce20" office:value-type="string" calcext:value-type="string">
            <text:p><text:s/>Wort fehlt</text:p>
          </table:table-cell>
          <table:table-cell table:number-columns-repeated="3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64:.N364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65:.N365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66:.N366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INTERNETSUCHE Reisen</text:p>
          </table:table-cell>
          <table:table-cell table:number-columns-repeated="8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67:.N367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68:.N368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DB etc</text:p>
          </table:table-cell>
          <table:table-cell table:number-columns-repeated="8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69:.N369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70:.N370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Nachrichten <text:s/>schlagzeilen vorlesen</text:p>
          </table:table-cell>
          <table:table-cell table:number-columns-repeated="8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71:.N371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72:.N372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Science Nachrichten</text:p>
          </table:table-cell>
          <table:table-cell table:number-columns-repeated="8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73:.N373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74:.N374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Wecker stellen</text:p>
          </table:table-cell>
          <table:table-cell table:number-columns-repeated="8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75:.N375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76:.N376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Todo → Audio Aufzeichnung!</text:p>
          </table:table-cell>
          <table:table-cell table:number-columns-repeated="8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77:.N377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78:.N378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Möglichkeit Audio Aufzeichung zu machen als Memo und zum verschicken (email)</text:p>
          </table:table-cell>
          <table:table-cell table:number-columns-repeated="8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79:.N379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80:.N380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Textbausteine einbauen/aufrufen</text:p>
          </table:table-cell>
          <table:table-cell table:number-columns-repeated="8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81:.N381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82:.N382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Abkürzungsverzeichnis</text:p>
          </table:table-cell>
          <table:table-cell table:number-columns-repeated="8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83:.N383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84:.N384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Termine Heute → google cal abfrage</text:p>
          </table:table-cell>
          <table:table-cell table:number-columns-repeated="8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85:.N385];[.$B$3]&amp;[.$B$6])" office:value-type="float" office:value="0" calcext:value-type="float">
            <text:p>0</text:p>
          </table:table-cell>
          <table:table-cell table:number-columns-repeated="10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86:.N386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Was möchte man nach dem Aufstehen vor dem Arbeiten alles wissen ?</text:p>
          </table:table-cell>
          <table:table-cell table:number-columns-repeated="8"/>
          <table:table-cell table:style-name="ce15" table:number-columns-repeated="2"/>
          <table:table-cell table:number-columns-repeated="7"/>
        </table:table-row>
        <table:table-row table:style-name="ro1">
          <table:table-cell/>
          <table:table-cell table:formula="of:=COUNTIF([.C387:.N387];[.$B$3]&amp;[.$B$6])" office:value-type="float" office:value="0" calcext:value-type="float">
            <text:p>0</text:p>
          </table:table-cell>
          <table:table-cell table:style-name="ce15" table:number-columns-repeated="12"/>
          <table:table-cell table:number-columns-repeated="7"/>
        </table:table-row>
        <table:table-row table:style-name="ro1">
          <table:table-cell/>
          <table:table-cell table:formula="of:=COUNTIF([.C388:.N388];[.$B$3]&amp;[.$B$6])" office:value-type="float" office:value="0" calcext:value-type="float">
            <text:p>0</text:p>
          </table:table-cell>
          <table:table-cell table:style-name="ce15" table:number-columns-repeated="12"/>
          <table:table-cell table:number-columns-repeated="7"/>
        </table:table-row>
        <table:table-row table:style-name="ro1">
          <table:table-cell/>
          <table:table-cell table:formula="of:=COUNTIF([.C389:.N389];[.$B$3]&amp;[.$B$6])" office:value-type="float" office:value="0" calcext:value-type="float">
            <text:p>0</text:p>
          </table:table-cell>
          <table:table-cell table:style-name="ce15" table:number-columns-repeated="12"/>
          <table:table-cell table:number-columns-repeated="7"/>
        </table:table-row>
        <table:table-row table:style-name="ro1">
          <table:table-cell/>
          <table:table-cell table:formula="of:=COUNTIF([.C390:.N390];[.$B$3]&amp;[.$B$6])" office:value-type="float" office:value="0" calcext:value-type="float">
            <text:p>0</text:p>
          </table:table-cell>
          <table:table-cell table:style-name="ce15" table:number-columns-repeated="12"/>
          <table:table-cell table:number-columns-repeated="7"/>
        </table:table-row>
        <table:table-row table:style-name="ro1">
          <table:table-cell/>
          <table:table-cell table:formula="of:=COUNTIF([.C391:.N391];[.$B$3]&amp;[.$B$6])" office:value-type="float" office:value="0" calcext:value-type="float">
            <text:p>0</text:p>
          </table:table-cell>
          <table:table-cell table:style-name="ce15" table:number-columns-repeated="12"/>
          <table:table-cell table:number-columns-repeated="7"/>
        </table:table-row>
        <table:table-row table:style-name="ro1">
          <table:table-cell/>
          <table:table-cell table:formula="of:=COUNTIF([.C392:.N392];[.$B$3]&amp;[.$B$6])" office:value-type="float" office:value="0" calcext:value-type="float">
            <text:p>0</text:p>
          </table:table-cell>
          <table:table-cell table:style-name="ce15" table:number-columns-repeated="12"/>
          <table:table-cell table:number-columns-repeated="7"/>
        </table:table-row>
        <table:table-row table:style-name="ro1">
          <table:table-cell/>
          <table:table-cell table:formula="of:=COUNTIF([.C393:.N393];[.$B$3]&amp;[.$B$6])" office:value-type="float" office:value="0" calcext:value-type="float">
            <text:p>0</text:p>
          </table:table-cell>
          <table:table-cell table:style-name="ce15" table:number-columns-repeated="12"/>
          <table:table-cell table:number-columns-repeated="7"/>
        </table:table-row>
        <table:table-row table:style-name="ro1">
          <table:table-cell/>
          <table:table-cell table:formula="of:=COUNTIF([.C394:.N394];[.$B$3]&amp;[.$B$6])" office:value-type="float" office:value="0" calcext:value-type="float">
            <text:p>0</text:p>
          </table:table-cell>
          <table:table-cell table:style-name="ce15" table:number-columns-repeated="12"/>
          <table:table-cell table:number-columns-repeated="7"/>
        </table:table-row>
        <table:table-row table:style-name="ro1">
          <table:table-cell/>
          <table:table-cell table:formula="of:=COUNTIF([.C395:.N395];[.$B$3]&amp;[.$B$6])" office:value-type="float" office:value="0" calcext:value-type="float">
            <text:p>0</text:p>
          </table:table-cell>
          <table:table-cell table:style-name="ce15" table:number-columns-repeated="12"/>
          <table:table-cell table:number-columns-repeated="7"/>
        </table:table-row>
        <table:table-row table:style-name="ro1">
          <table:table-cell/>
          <table:table-cell table:formula="of:=COUNTIF([.C396:.N396];[.$B$3]&amp;[.$B$6])" office:value-type="float" office:value="0" calcext:value-type="float">
            <text:p>0</text:p>
          </table:table-cell>
          <table:table-cell table:style-name="ce15" table:number-columns-repeated="12"/>
          <table:table-cell table:number-columns-repeated="7"/>
        </table:table-row>
        <table:table-row table:style-name="ro1">
          <table:table-cell/>
          <table:table-cell table:formula="of:=COUNTIF([.C397:.N397];[.$B$3]&amp;[.$B$6])" office:value-type="float" office:value="0" calcext:value-type="float">
            <text:p>0</text:p>
          </table:table-cell>
          <table:table-cell table:style-name="ce15" table:number-columns-repeated="12"/>
          <table:table-cell table:number-columns-repeated="7"/>
        </table:table-row>
        <table:table-row table:style-name="ro1">
          <table:table-cell/>
          <table:table-cell table:formula="of:=COUNTIF([.C398:.N398];[.$B$3]&amp;[.$B$6])" office:value-type="float" office:value="0" calcext:value-type="float">
            <text:p>0</text:p>
          </table:table-cell>
          <table:table-cell table:style-name="ce15" table:number-columns-repeated="12"/>
          <table:table-cell table:number-columns-repeated="7"/>
        </table:table-row>
        <table:table-row table:style-name="ro1">
          <table:table-cell/>
          <table:table-cell table:formula="of:=COUNTIF([.C399:.N399];[.$B$3]&amp;[.$B$6])" office:value-type="float" office:value="0" calcext:value-type="float">
            <text:p>0</text:p>
          </table:table-cell>
          <table:table-cell table:style-name="ce15" table:number-columns-repeated="12"/>
          <table:table-cell table:number-columns-repeated="7"/>
        </table:table-row>
        <table:table-row table:style-name="ro1">
          <table:table-cell/>
          <table:table-cell table:formula="of:=COUNTIF([.C400:.N400];[.$B$3]&amp;[.$B$6])" office:value-type="float" office:value="0" calcext:value-type="float">
            <text:p>0</text:p>
          </table:table-cell>
          <table:table-cell table:style-name="ce15" table:number-columns-repeated="12"/>
          <table:table-cell table:number-columns-repeated="7"/>
        </table:table-row>
        <table:table-row table:style-name="ro1">
          <table:table-cell/>
          <table:table-cell table:formula="of:=COUNTIF([.C401:.N401];[.$B$3]&amp;[.$B$6])" office:value-type="float" office:value="0" calcext:value-type="float">
            <text:p>0</text:p>
          </table:table-cell>
          <table:table-cell table:style-name="ce15" table:number-columns-repeated="12"/>
          <table:table-cell table:number-columns-repeated="7"/>
        </table:table-row>
        <table:table-row table:style-name="ro1">
          <table:table-cell/>
          <table:table-cell table:formula="of:=COUNTIF([.C402:.N402];[.$B$3]&amp;[.$B$6])" office:value-type="float" office:value="0" calcext:value-type="float">
            <text:p>0</text:p>
          </table:table-cell>
          <table:table-cell table:style-name="ce15" table:number-columns-repeated="12"/>
          <table:table-cell table:number-columns-repeated="7"/>
        </table:table-row>
        <table:table-row table:style-name="ro1">
          <table:table-cell/>
          <table:table-cell table:formula="of:=COUNTIF([.C403:.N403];[.$B$3]&amp;[.$B$6])" office:value-type="float" office:value="0" calcext:value-type="float">
            <text:p>0</text:p>
          </table:table-cell>
          <table:table-cell table:style-name="ce15" table:number-columns-repeated="12"/>
          <table:table-cell table:number-columns-repeated="7"/>
        </table:table-row>
        <table:table-row table:style-name="ro1">
          <table:table-cell/>
          <table:table-cell table:formula="of:=COUNTIF([.C404:.N404];[.$B$3]&amp;[.$B$6])" office:value-type="float" office:value="0" calcext:value-type="float">
            <text:p>0</text:p>
          </table:table-cell>
          <table:table-cell table:style-name="ce15" table:number-columns-repeated="12"/>
          <table:table-cell table:number-columns-repeated="7"/>
        </table:table-row>
        <table:table-row table:style-name="ro1">
          <table:table-cell/>
          <table:table-cell table:formula="of:=COUNTIF([.C405:.N405];[.$B$3]&amp;[.$B$6])" office:value-type="float" office:value="0" calcext:value-type="float">
            <text:p>0</text:p>
          </table:table-cell>
          <table:table-cell table:style-name="ce15" table:number-columns-repeated="12"/>
          <table:table-cell table:number-columns-repeated="7"/>
        </table:table-row>
        <table:table-row table:style-name="ro1" table:number-rows-repeated="1048170">
          <table:table-cell table:number-columns-repeated="21"/>
        </table:table-row>
        <table:table-row table:style-name="ro1">
          <table:table-cell table:number-columns-repeated="21"/>
        </table:table-row>
        <calcext:conditional-formats>
          <calcext:conditional-format calcext:target-range-address="Original.M11:Original.N47">
            <calcext:condition calcext:apply-style-name="cfContainsMax" calcext:value="formula-is([.M11]=[.$B$3]&amp;[.$B$6])" calcext:base-cell-address="Original.M11"/>
            <calcext:condition calcext:apply-style-name="cfPointToMax" calcext:value="formula-is(OR([.M$10]&gt;0;[.$B11]&gt;0))" calcext:base-cell-address="Original.M11"/>
          </calcext:conditional-format>
        </calcext:conditional-formats>
      </table:table>
      <table:table table:name="FeatureMatrix" table:style-name="ta1">
        <table:table-column table:style-name="co1" table:default-cell-style-name="Default"/>
        <table:table-column table:style-name="co1" table:default-cell-style-name="ce28"/>
        <table:table-column table:style-name="co1" table:default-cell-style-name="ce38"/>
        <table:table-column table:style-name="co1" table:number-columns-repeated="3" table:default-cell-style-name="ce28"/>
        <table:table-column table:style-name="co1" table:default-cell-style-name="ce47"/>
        <table:table-column table:style-name="co1" table:default-cell-style-name="ce28"/>
        <table:table-column table:style-name="co1" table:default-cell-style-name="ce59"/>
        <table:table-column table:style-name="co1" table:default-cell-style-name="ce28"/>
        <table:table-column table:style-name="co1" table:default-cell-style-name="ce65"/>
        <table:table-column table:style-name="co1" table:default-cell-style-name="ce28"/>
        <table:table-column table:style-name="co1" table:default-cell-style-name="ce72"/>
        <table:table-column table:style-name="co1" table:default-cell-style-name="ce28"/>
        <table:table-column table:style-name="co1" table:default-cell-style-name="ce75"/>
        <table:table-row table:style-name="ro1" table:number-rows-repeated="2">
          <table:table-cell/>
          <table:table-cell table:style-name="Default" table:number-columns-repeated="14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10"/>
        </table:table-row>
        <table:table-row table:style-name="ro3">
          <table:table-cell table:number-columns-repeated="2"/>
          <table:table-cell table:style-name="ce29" office:value-type="string" calcext:value-type="string">
            <text:p>Kategorie</text:p>
          </table:table-cell>
          <table:table-cell table:style-name="ce40"/>
          <table:table-cell table:style-name="ce29" office:value-type="string" calcext:value-type="string">
            <text:p>Aufgabe/Ziel</text:p>
          </table:table-cell>
          <table:table-cell table:style-name="ce29"/>
          <table:table-cell table:style-name="ce42" office:value-type="string" calcext:value-type="string">
            <text:p>Wörter im Modell vorhanden</text:p>
          </table:table-cell>
          <table:table-cell table:style-name="ce29"/>
          <table:table-cell table:style-name="ce42" office:value-type="string" calcext:value-type="string">
            <text:p>Scripte geschrieben</text:p>
          </table:table-cell>
          <table:table-cell table:style-name="ce40"/>
          <table:table-cell table:style-name="ce42" office:value-type="string" calcext:value-type="string">
            <text:p>Simon Szenario geschrieben</text:p>
          </table:table-cell>
          <table:table-cell table:style-name="ce40"/>
          <table:table-cell table:style-name="ce42" office:value-type="string" calcext:value-type="string">
            <text:p>Getestet PC</text:p>
          </table:table-cell>
          <table:table-cell table:style-name="ce29"/>
          <table:table-cell table:style-name="ce42" office:value-type="string" calcext:value-type="string">
            <text:p>Getestet RasPi</text:p>
          </table:table-cell>
        </table:table-row>
        <table:table-row table:style-name="ro1">
          <table:table-cell table:number-columns-repeated="2"/>
          <table:table-cell table:style-name="ce28"/>
          <table:table-cell table:number-columns-repeated="3"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</table:table-row>
        <table:table-row table:style-name="ro4">
          <table:table-cell table:number-columns-repeated="2"/>
          <table:table-cell table:style-name="ce30" office:value-type="string" calcext:value-type="string">
            <text:p>Gerät</text:p>
          </table:table-cell>
          <table:table-cell/>
          <table:table-cell table:style-name="ce41" office:value-type="string" calcext:value-type="string">
            <text:p>Lichter an/aus</text:p>
          </table:table-cell>
          <table:table-cell/>
          <table:table-cell table:style-name="ce43" office:value-type="string" calcext:value-type="string">
            <text:p>ja</text:p>
          </table:table-cell>
          <table:table-cell table:style-name="ce50"/>
          <table:table-cell table:style-name="ce51" office:value-type="string" calcext:value-type="string">
            <text:p>nein</text:p>
          </table:table-cell>
          <table:table-cell table:style-name="ce52"/>
          <table:table-cell table:style-name="ce61" office:value-type="string" calcext:value-type="string">
            <text:p>nein</text:p>
          </table:table-cell>
          <table:table-cell table:style-name="ce50"/>
          <table:table-cell table:style-name="ce68" office:value-type="string" calcext:value-type="string">
            <text:p>nein</text:p>
          </table:table-cell>
          <table:table-cell table:style-name="ce50"/>
          <table:table-cell office:value-type="string" calcext:value-type="string">
            <text:p>nein</text:p>
          </table:table-cell>
        </table:table-row>
        <table:table-row table:style-name="ro2">
          <table:table-cell table:number-columns-repeated="2"/>
          <table:table-cell table:style-name="ce31"/>
          <table:table-cell/>
          <table:table-cell table:style-name="ce41" office:value-type="string" calcext:value-type="string">
            <text:p>Radio an</text:p>
          </table:table-cell>
          <table:table-cell/>
          <table:table-cell table:style-name="ce43" office:value-type="string" calcext:value-type="string">
            <text:p>ja</text:p>
          </table:table-cell>
          <table:table-cell table:style-name="ce50"/>
          <table:table-cell table:style-name="ce51" office:value-type="string" calcext:value-type="string">
            <text:p>nein</text:p>
          </table:table-cell>
          <table:table-cell table:style-name="ce50"/>
          <table:table-cell table:style-name="ce61" office:value-type="string" calcext:value-type="string">
            <text:p>nein</text:p>
          </table:table-cell>
          <table:table-cell table:style-name="ce50"/>
          <table:table-cell table:style-name="ce68" office:value-type="string" calcext:value-type="string">
            <text:p>nein</text:p>
          </table:table-cell>
          <table:table-cell table:style-name="ce50"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2"/>
          <table:table-cell/>
          <table:table-cell table:style-name="ce41" office:value-type="string" calcext:value-type="string">
            <text:p>Toaster an/aus</text:p>
          </table:table-cell>
          <table:table-cell/>
          <table:table-cell table:style-name="ce43" office:value-type="string" calcext:value-type="string">
            <text:p>ja</text:p>
          </table:table-cell>
          <table:table-cell table:style-name="ce50"/>
          <table:table-cell table:style-name="ce51" office:value-type="string" calcext:value-type="string">
            <text:p>nein</text:p>
          </table:table-cell>
          <table:table-cell table:style-name="ce50"/>
          <table:table-cell table:style-name="ce61" office:value-type="string" calcext:value-type="string">
            <text:p>nein</text:p>
          </table:table-cell>
          <table:table-cell table:style-name="ce50"/>
          <table:table-cell table:style-name="ce68" office:value-type="string" calcext:value-type="string">
            <text:p>nein</text:p>
          </table:table-cell>
          <table:table-cell table:style-name="ce50"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32"/>
          <table:table-cell/>
          <table:table-cell table:style-name="ce41" office:value-type="string" calcext:value-type="string">
            <text:p>Kaffeemaschine an/aus</text:p>
          </table:table-cell>
          <table:table-cell/>
          <table:table-cell table:style-name="ce43" office:value-type="string" calcext:value-type="string">
            <text:p>ja</text:p>
          </table:table-cell>
          <table:table-cell table:style-name="ce50"/>
          <table:table-cell table:style-name="ce51" office:value-type="string" calcext:value-type="string">
            <text:p>nein</text:p>
          </table:table-cell>
          <table:table-cell table:style-name="ce50"/>
          <table:table-cell table:style-name="ce61" office:value-type="string" calcext:value-type="string">
            <text:p>nein</text:p>
          </table:table-cell>
          <table:table-cell table:style-name="ce50"/>
          <table:table-cell table:style-name="ce68" office:value-type="string" calcext:value-type="string">
            <text:p>nein</text:p>
          </table:table-cell>
          <table:table-cell table:style-name="ce50"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32"/>
          <table:table-cell/>
          <table:table-cell table:style-name="ce41" office:value-type="string" calcext:value-type="string">
            <text:p>Wasserkocher an/aus</text:p>
          </table:table-cell>
          <table:table-cell/>
          <table:table-cell table:style-name="ce43" office:value-type="string" calcext:value-type="string">
            <text:p>ja</text:p>
          </table:table-cell>
          <table:table-cell table:style-name="ce50"/>
          <table:table-cell table:style-name="ce51" office:value-type="string" calcext:value-type="string">
            <text:p>nein</text:p>
          </table:table-cell>
          <table:table-cell table:style-name="ce50"/>
          <table:table-cell table:style-name="ce61" office:value-type="string" calcext:value-type="string">
            <text:p>nein</text:p>
          </table:table-cell>
          <table:table-cell table:style-name="ce50"/>
          <table:table-cell table:style-name="ce68" office:value-type="string" calcext:value-type="string">
            <text:p>nein</text:p>
          </table:table-cell>
          <table:table-cell table:style-name="ce50"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2"/>
          <table:table-cell/>
          <table:table-cell table:style-name="ce41" office:value-type="string" calcext:value-type="string">
            <text:p>Eierkocher an/aus</text:p>
          </table:table-cell>
          <table:table-cell/>
          <table:table-cell table:style-name="ce43" office:value-type="string" calcext:value-type="string">
            <text:p>ja</text:p>
          </table:table-cell>
          <table:table-cell table:style-name="ce50"/>
          <table:table-cell table:style-name="ce51" office:value-type="string" calcext:value-type="string">
            <text:p>nein</text:p>
          </table:table-cell>
          <table:table-cell table:style-name="ce50"/>
          <table:table-cell table:style-name="ce61" office:value-type="string" calcext:value-type="string">
            <text:p>nein</text:p>
          </table:table-cell>
          <table:table-cell table:style-name="ce50"/>
          <table:table-cell table:style-name="ce68" office:value-type="string" calcext:value-type="string">
            <text:p>nein</text:p>
          </table:table-cell>
          <table:table-cell table:style-name="ce50"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2"/>
          <table:table-cell/>
          <table:table-cell table:style-name="ce41" office:value-type="string" calcext:value-type="string">
            <text:p>Fernseher an/aus</text:p>
          </table:table-cell>
          <table:table-cell/>
          <table:table-cell table:style-name="ce43" office:value-type="string" calcext:value-type="string">
            <text:p>ja</text:p>
          </table:table-cell>
          <table:table-cell table:style-name="ce50"/>
          <table:table-cell table:style-name="ce52" office:value-type="string" calcext:value-type="string">
            <text:p>nein</text:p>
          </table:table-cell>
          <table:table-cell table:style-name="ce50"/>
          <table:table-cell table:style-name="ce61" office:value-type="string" calcext:value-type="string">
            <text:p>nein</text:p>
          </table:table-cell>
          <table:table-cell table:style-name="ce50"/>
          <table:table-cell table:style-name="ce68" office:value-type="string" calcext:value-type="string">
            <text:p>nein</text:p>
          </table:table-cell>
          <table:table-cell table:style-name="ce50"/>
          <table:table-cell office:value-type="string" calcext:value-type="string">
            <text:p>nein</text:p>
          </table:table-cell>
        </table:table-row>
        <table:table-row table:style-name="ro6">
          <table:table-cell table:number-columns-repeated="2"/>
          <table:table-cell table:style-name="ce32"/>
          <table:table-cell/>
          <table:table-cell table:style-name="ce41" office:value-type="string" calcext:value-type="string">
            <text:p>PC herunterfahren/neu starten etc</text:p>
          </table:table-cell>
          <table:table-cell/>
          <table:table-cell table:style-name="ce43" office:value-type="string" calcext:value-type="string">
            <text:p>ja</text:p>
          </table:table-cell>
          <table:table-cell table:style-name="ce50"/>
          <table:table-cell table:style-name="ce53" office:value-type="string" calcext:value-type="string">
            <text:p>ja</text:p>
          </table:table-cell>
          <table:table-cell table:style-name="ce50"/>
          <table:table-cell table:style-name="ce62" office:value-type="string" calcext:value-type="string">
            <text:p>ja</text:p>
          </table:table-cell>
          <table:table-cell table:style-name="ce50"/>
          <table:table-cell table:style-name="ce69" office:value-type="string" calcext:value-type="string">
            <text:p>ja</text:p>
          </table:table-cell>
          <table:table-cell table:style-name="ce50"/>
          <table:table-cell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28"/>
          <table:table-cell table:number-columns-repeated="3"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 table:number-columns-repeated="2"/>
        </table:table-row>
        <table:table-row table:style-name="ro5">
          <table:table-cell table:number-columns-repeated="2"/>
          <table:table-cell table:style-name="ce33" office:value-type="string" calcext:value-type="string">
            <text:p>Sprache</text:p>
          </table:table-cell>
          <table:table-cell/>
          <table:table-cell table:style-name="ce41" office:value-type="string" calcext:value-type="string">
            <text:p>Wort übersetzten</text:p>
          </table:table-cell>
          <table:table-cell/>
          <table:table-cell table:style-name="ce44" office:value-type="string" calcext:value-type="string">
            <text:p>ja</text:p>
          </table:table-cell>
          <table:table-cell table:style-name="ce44"/>
          <table:table-cell table:style-name="ce44" office:value-type="string" calcext:value-type="string">
            <text:p>ja</text:p>
          </table:table-cell>
          <table:table-cell table:style-name="ce44"/>
          <table:table-cell table:style-name="ce44" office:value-type="string" calcext:value-type="string">
            <text:p>ja</text:p>
          </table:table-cell>
          <table:table-cell table:style-name="ce44"/>
          <table:table-cell table:style-name="ce44" office:value-type="string" calcext:value-type="string">
            <text:p>ja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34"/>
          <table:table-cell/>
          <table:table-cell office:value-type="string" calcext:value-type="string">
            <text:p>Wort definieren lassen</text:p>
          </table:table-cell>
          <table:table-cell/>
          <table:table-cell table:style-name="ce44" office:value-type="string" calcext:value-type="string">
            <text:p>ja</text:p>
          </table:table-cell>
          <table:table-cell/>
          <table:table-cell table:style-name="ce54" office:value-type="string" calcext:value-type="string">
            <text:p>nein</text:p>
          </table:table-cell>
          <table:table-cell/>
          <table:table-cell table:style-name="ce63" office:value-type="string" calcext:value-type="string">
            <text:p>nein</text:p>
          </table:table-cell>
          <table:table-cell/>
          <table:table-cell table:style-name="ce70" office:value-type="string" calcext:value-type="string">
            <text:p>nein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4"/>
          <table:table-cell/>
          <table:table-cell table:style-name="ce41" office:value-type="string" calcext:value-type="string">
            <text:p>Dikatat verfassen</text:p>
          </table:table-cell>
          <table:table-cell/>
          <table:table-cell table:style-name="ce44" office:value-type="string" calcext:value-type="string">
            <text:p>ja</text:p>
          </table:table-cell>
          <table:table-cell/>
          <table:table-cell table:style-name="ce55" office:value-type="string" calcext:value-type="string">
            <text:p>ja</text:p>
          </table:table-cell>
          <table:table-cell table:style-name="ce55"/>
          <table:table-cell table:style-name="ce55" office:value-type="string" calcext:value-type="string">
            <text:p>ja</text:p>
          </table:table-cell>
          <table:table-cell table:style-name="ce55"/>
          <table:table-cell table:style-name="ce55" office:value-type="string" calcext:value-type="string">
            <text:p>ja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4"/>
          <table:table-cell/>
          <table:table-cell table:style-name="ce41" office:value-type="string" calcext:value-type="string">
            <text:p>Zitate ausgeben</text:p>
          </table:table-cell>
          <table:table-cell/>
          <table:table-cell table:style-name="ce44" office:value-type="string" calcext:value-type="string">
            <text:p>ja</text:p>
          </table:table-cell>
          <table:table-cell/>
          <table:table-cell table:style-name="ce56" office:value-type="string" calcext:value-type="string">
            <text:p>ja</text:p>
          </table:table-cell>
          <table:table-cell table:style-name="ce56"/>
          <table:table-cell table:style-name="ce56" office:value-type="string" calcext:value-type="string">
            <text:p>ja</text:p>
          </table:table-cell>
          <table:table-cell table:style-name="ce56"/>
          <table:table-cell table:style-name="ce56" office:value-type="string" calcext:value-type="string">
            <text:p>ja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28"/>
          <table:table-cell table:number-columns-repeated="3"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</table:table-row>
        <table:table-row table:style-name="ro7">
          <table:table-cell table:number-columns-repeated="2"/>
          <table:table-cell table:style-name="ce35" office:value-type="string" calcext:value-type="string">
            <text:p>Information</text:p>
          </table:table-cell>
          <table:table-cell/>
          <table:table-cell table:style-name="ce41" office:value-type="string" calcext:value-type="string">
            <text:p>Wetter vorlesen</text:p>
          </table:table-cell>
          <table:table-cell/>
          <table:table-cell table:style-name="ce45" office:value-type="string" calcext:value-type="string">
            <text:p>ja</text:p>
          </table:table-cell>
          <table:table-cell/>
          <table:table-cell table:style-name="ce57" office:value-type="string" calcext:value-type="string">
            <text:p>ja</text:p>
          </table:table-cell>
          <table:table-cell table:style-name="ce57"/>
          <table:table-cell table:style-name="ce57" office:value-type="string" calcext:value-type="string">
            <text:p>ja</text:p>
          </table:table-cell>
          <table:table-cell table:style-name="ce57"/>
          <table:table-cell table:style-name="ce57" office:value-type="string" calcext:value-type="string">
            <text:p>ja</text:p>
          </table:table-cell>
          <table:table-cell/>
          <table:table-cell table:style-name="ce76"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6"/>
          <table:table-cell/>
          <table:table-cell table:style-name="ce41" office:value-type="string" calcext:value-type="string">
            <text:p>Uhrzeit vorlesen</text:p>
          </table:table-cell>
          <table:table-cell/>
          <table:table-cell table:style-name="ce45" office:value-type="string" calcext:value-type="string">
            <text:p>ja</text:p>
          </table:table-cell>
          <table:table-cell/>
          <table:table-cell table:style-name="ce57" office:value-type="string" calcext:value-type="string">
            <text:p>nein</text:p>
          </table:table-cell>
          <table:table-cell/>
          <table:table-cell table:style-name="ce57" office:value-type="string" calcext:value-type="string">
            <text:p>nein</text:p>
          </table:table-cell>
          <table:table-cell/>
          <table:table-cell table:style-name="ce57" office:value-type="string" calcext:value-type="string">
            <text:p>nein</text:p>
          </table:table-cell>
          <table:table-cell/>
          <table:table-cell table:style-name="ce76" office:value-type="string" calcext:value-type="string">
            <text:p>nein</text:p>
          </table:table-cell>
        </table:table-row>
        <table:table-row table:style-name="ro8">
          <table:table-cell table:number-columns-repeated="2"/>
          <table:table-cell table:style-name="ce36"/>
          <table:table-cell/>
          <table:table-cell table:style-name="ce41" office:value-type="string" calcext:value-type="string">
            <text:p>ZeitungHeadlines vorgelesen</text:p>
          </table:table-cell>
          <table:table-cell/>
          <table:table-cell table:style-name="ce45" office:value-type="string" calcext:value-type="string">
            <text:p>ja</text:p>
          </table:table-cell>
          <table:table-cell/>
          <table:table-cell table:style-name="ce57" office:value-type="string" calcext:value-type="string">
            <text:p>nein</text:p>
          </table:table-cell>
          <table:table-cell/>
          <table:table-cell table:style-name="ce57" office:value-type="string" calcext:value-type="string">
            <text:p>nein</text:p>
          </table:table-cell>
          <table:table-cell/>
          <table:table-cell table:style-name="ce57" office:value-type="string" calcext:value-type="string">
            <text:p>nein</text:p>
          </table:table-cell>
          <table:table-cell/>
          <table:table-cell table:style-name="ce76"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36"/>
          <table:table-cell/>
          <table:table-cell table:style-name="ce41" office:value-type="string" calcext:value-type="string">
            <text:p>Sportergebnisse vorlesen</text:p>
          </table:table-cell>
          <table:table-cell/>
          <table:table-cell table:style-name="ce45" office:value-type="string" calcext:value-type="string">
            <text:p>ja</text:p>
          </table:table-cell>
          <table:table-cell/>
          <table:table-cell table:style-name="ce57" office:value-type="string" calcext:value-type="string">
            <text:p>nein</text:p>
          </table:table-cell>
          <table:table-cell/>
          <table:table-cell table:style-name="ce57" office:value-type="string" calcext:value-type="string">
            <text:p>nein</text:p>
          </table:table-cell>
          <table:table-cell/>
          <table:table-cell table:style-name="ce57" office:value-type="string" calcext:value-type="string">
            <text:p>nein</text:p>
          </table:table-cell>
          <table:table-cell/>
          <table:table-cell table:style-name="ce76"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6"/>
          <table:table-cell/>
          <table:table-cell table:style-name="ce41" office:value-type="string" calcext:value-type="string">
            <text:p>Staumeldungen</text:p>
          </table:table-cell>
          <table:table-cell/>
          <table:table-cell table:style-name="ce45" office:value-type="string" calcext:value-type="string">
            <text:p>ja</text:p>
          </table:table-cell>
          <table:table-cell/>
          <table:table-cell table:style-name="ce57" office:value-type="string" calcext:value-type="string">
            <text:p>nein</text:p>
          </table:table-cell>
          <table:table-cell/>
          <table:table-cell table:style-name="ce57" office:value-type="string" calcext:value-type="string">
            <text:p>nein</text:p>
          </table:table-cell>
          <table:table-cell/>
          <table:table-cell table:style-name="ce57" office:value-type="string" calcext:value-type="string">
            <text:p>nein</text:p>
          </table:table-cell>
          <table:table-cell/>
          <table:table-cell table:style-name="ce76"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6"/>
          <table:table-cell/>
          <table:table-cell table:style-name="ce41" office:value-type="string" calcext:value-type="string">
            <text:p>Aktienkurse</text:p>
          </table:table-cell>
          <table:table-cell/>
          <table:table-cell table:style-name="ce45" office:value-type="string" calcext:value-type="string">
            <text:p>ja</text:p>
          </table:table-cell>
          <table:table-cell/>
          <table:table-cell table:style-name="ce57" office:value-type="string" calcext:value-type="string">
            <text:p>nein</text:p>
          </table:table-cell>
          <table:table-cell/>
          <table:table-cell table:style-name="ce57" office:value-type="string" calcext:value-type="string">
            <text:p>nein</text:p>
          </table:table-cell>
          <table:table-cell/>
          <table:table-cell table:style-name="ce57" office:value-type="string" calcext:value-type="string">
            <text:p>nein</text:p>
          </table:table-cell>
          <table:table-cell/>
          <table:table-cell table:style-name="ce76" office:value-type="string" calcext:value-type="string">
            <text:p>nein</text:p>
          </table:table-cell>
        </table:table-row>
        <table:table-row table:style-name="ro6">
          <table:table-cell table:number-columns-repeated="2"/>
          <table:table-cell table:style-name="ce36"/>
          <table:table-cell/>
          <table:table-cell table:style-name="ce41" office:value-type="string" calcext:value-type="string">
            <text:p>Nachrichten aus der Wissenschaft</text:p>
          </table:table-cell>
          <table:table-cell/>
          <table:table-cell table:style-name="ce45" office:value-type="string" calcext:value-type="string">
            <text:p>ja</text:p>
          </table:table-cell>
          <table:table-cell/>
          <table:table-cell table:style-name="ce57" office:value-type="string" calcext:value-type="string">
            <text:p>nein</text:p>
          </table:table-cell>
          <table:table-cell/>
          <table:table-cell table:style-name="ce57" office:value-type="string" calcext:value-type="string">
            <text:p>nein</text:p>
          </table:table-cell>
          <table:table-cell/>
          <table:table-cell table:style-name="ce57" office:value-type="string" calcext:value-type="string">
            <text:p>nein</text:p>
          </table:table-cell>
          <table:table-cell/>
          <table:table-cell table:style-name="ce76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28"/>
          <table:table-cell table:number-columns-repeated="3"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</table:table-row>
        <table:table-row table:style-name="ro7">
          <table:table-cell table:number-columns-repeated="2"/>
          <table:table-cell table:style-name="ce37" office:value-type="string" calcext:value-type="string">
            <text:p>Spracherkennung</text:p>
          </table:table-cell>
          <table:table-cell/>
          <table:table-cell office:value-type="string" calcext:value-type="string">
            <text:p>Stoppen und Starten</text:p>
          </table:table-cell>
          <table:table-cell/>
          <table:table-cell table:style-name="ce46" office:value-type="string" calcext:value-type="string">
            <text:p>ja</text:p>
          </table:table-cell>
          <table:table-cell/>
          <table:table-cell table:style-name="ce58" office:value-type="string" calcext:value-type="string">
            <text:p>ja</text:p>
          </table:table-cell>
          <table:table-cell/>
          <table:table-cell table:style-name="ce64" office:value-type="string" calcext:value-type="string">
            <text:p>ja</text:p>
          </table:table-cell>
          <table:table-cell/>
          <table:table-cell table:style-name="ce71" office:value-type="string" calcext:value-type="string">
            <text:p>ja</text:p>
          </table:table-cell>
          <table:table-cell/>
          <table:table-cell table:style-name="ce77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28"/>
          <table:table-cell table:number-columns-repeated="3"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</table:table-row>
        <table:table-row table:style-name="ro3">
          <table:table-cell table:number-columns-repeated="2"/>
          <table:table-cell office:value-type="string" calcext:value-type="string">
            <text:p>Programme, starten, stoppen, fokusieren</text:p>
          </table:table-cell>
          <table:table-cell/>
          <table:table-cell office:value-type="string" calcext:value-type="string">
            <text:p>Calibr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78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LibreOffic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78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Steam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78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Mypaint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78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Firefox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78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Thunderbird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78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Gimp 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78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Clementin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78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Konsol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78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28"/>
          <table:table-cell table:number-columns-repeated="3"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</table:table-row>
        <table:table-row table:style-name="ro2">
          <table:table-cell table:number-columns-repeated="2"/>
          <table:table-cell table:style-name="ce39" office:value-type="string" calcext:value-type="string">
            <text:p>Steuerung</text:p>
          </table:table-cell>
          <table:table-cell/>
          <table:table-cell office:value-type="string" calcext:value-type="string">
            <text:p>Thunderbird</text:p>
          </table:table-cell>
          <table:table-cell/>
          <table:table-cell table:style-name="ce48" office:value-type="string" calcext:value-type="string">
            <text:p>ja</text:p>
          </table:table-cell>
          <table:table-cell/>
          <table:table-cell table:style-name="ce60" office:value-type="string" calcext:value-type="string">
            <text:p>ja</text:p>
          </table:table-cell>
          <table:table-cell/>
          <table:table-cell table:style-name="ce66" office:value-type="string" calcext:value-type="string">
            <text:p>ja</text:p>
          </table:table-cell>
          <table:table-cell/>
          <table:table-cell table:style-name="ce73" office:value-type="string" calcext:value-type="string">
            <text:p>ja</text:p>
          </table:table-cell>
          <table:table-cell/>
          <table:table-cell table:style-name="ce79" office:value-type="string" calcext:value-type="string">
            <text:p>nein</text:p>
          </table:table-cell>
        </table:table-row>
        <table:table-row table:style-name="ro2">
          <table:table-cell table:number-columns-repeated="2"/>
          <table:table-cell table:style-name="ce39"/>
          <table:table-cell/>
          <table:table-cell office:value-type="string" calcext:value-type="string">
            <text:p>Mypaint</text:p>
          </table:table-cell>
          <table:table-cell/>
          <table:table-cell table:style-name="ce49" office:value-type="string" calcext:value-type="string">
            <text:p>ja</text:p>
          </table:table-cell>
          <table:table-cell/>
          <table:table-cell table:style-name="ce60" office:value-type="string" calcext:value-type="string">
            <text:p>ja</text:p>
          </table:table-cell>
          <table:table-cell/>
          <table:table-cell table:style-name="ce67" office:value-type="string" calcext:value-type="string">
            <text:p>ja</text:p>
          </table:table-cell>
          <table:table-cell/>
          <table:table-cell table:style-name="ce74" office:value-type="string" calcext:value-type="string">
            <text:p>ja</text:p>
          </table:table-cell>
          <table:table-cell/>
          <table:table-cell table:style-name="ce79" office:value-type="string" calcext:value-type="string">
            <text:p>nein</text:p>
          </table:table-cell>
        </table:table-row>
        <table:table-row table:style-name="ro2">
          <table:table-cell table:number-columns-repeated="2"/>
          <table:table-cell table:style-name="ce39"/>
          <table:table-cell/>
          <table:table-cell office:value-type="string" calcext:value-type="string">
            <text:p>Konsole</text:p>
          </table:table-cell>
          <table:table-cell/>
          <table:table-cell table:style-name="ce49" office:value-type="string" calcext:value-type="string">
            <text:p>ja</text:p>
          </table:table-cell>
          <table:table-cell/>
          <table:table-cell table:style-name="ce60" office:value-type="string" calcext:value-type="string">
            <text:p>ja</text:p>
          </table:table-cell>
          <table:table-cell/>
          <table:table-cell table:style-name="ce67" office:value-type="string" calcext:value-type="string">
            <text:p>ja</text:p>
          </table:table-cell>
          <table:table-cell/>
          <table:table-cell table:style-name="ce74" office:value-type="string" calcext:value-type="string">
            <text:p>ja</text:p>
          </table:table-cell>
          <table:table-cell/>
          <table:table-cell table:style-name="ce79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28"/>
          <table:table-cell table:number-columns-repeated="3"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</table:table-row>
        <calcext:conditional-formats>
          <calcext:conditional-format calcext:target-range-address="FeatureMatrix.G6:FeatureMatrix.G13">
            <calcext:condition calcext:apply-style-name="Ja_Grün" calcext:value="=&quot;ja&quot;" calcext:base-cell-address="FeatureMatrix.G6"/>
            <calcext:condition calcext:apply-style-name="Nein_rot" calcext:value="=&quot;nein&quot;" calcext:base-cell-address="FeatureMatrix.G6"/>
          </calcext:conditional-format>
          <calcext:conditional-format calcext:target-range-address="FeatureMatrix.I6:FeatureMatrix.I11">
            <calcext:condition calcext:apply-style-name="Ja_Grün" calcext:value="=&quot;ja&quot;" calcext:base-cell-address="FeatureMatrix.I6"/>
            <calcext:condition calcext:apply-style-name="Nein_rot" calcext:value="=&quot;nein&quot;" calcext:base-cell-address="FeatureMatrix.I6"/>
          </calcext:conditional-format>
          <calcext:conditional-format calcext:target-range-address="FeatureMatrix.I13:FeatureMatrix.I13">
            <calcext:condition calcext:apply-style-name="Ja_Grün" calcext:value="=&quot;ja&quot;" calcext:base-cell-address="FeatureMatrix.I13"/>
            <calcext:condition calcext:apply-style-name="Nein_rot" calcext:value="=&quot;nein&quot;" calcext:base-cell-address="FeatureMatrix.I13"/>
          </calcext:conditional-format>
          <calcext:conditional-format calcext:target-range-address="FeatureMatrix.K13:FeatureMatrix.K13">
            <calcext:condition calcext:apply-style-name="Ja_Grün" calcext:value="=&quot;ja&quot;" calcext:base-cell-address="FeatureMatrix.K13"/>
            <calcext:condition calcext:apply-style-name="Nein_rot" calcext:value="=&quot;nein&quot;" calcext:base-cell-address="FeatureMatrix.K13"/>
          </calcext:conditional-format>
          <calcext:conditional-format calcext:target-range-address="FeatureMatrix.M13:FeatureMatrix.M13">
            <calcext:condition calcext:apply-style-name="Ja_Grün" calcext:value="=&quot;ja&quot;" calcext:base-cell-address="FeatureMatrix.M13"/>
            <calcext:condition calcext:apply-style-name="Nein_rot" calcext:value="=&quot;nein&quot;" calcext:base-cell-address="FeatureMatrix.M13"/>
          </calcext:conditional-format>
          <calcext:conditional-format calcext:target-range-address="FeatureMatrix.K6:FeatureMatrix.K12">
            <calcext:condition calcext:apply-style-name="Ja_Grün" calcext:value="=&quot;ja&quot;" calcext:base-cell-address="FeatureMatrix.K6"/>
            <calcext:condition calcext:apply-style-name="Nein_rot" calcext:value="=&quot;nein&quot;" calcext:base-cell-address="FeatureMatrix.K6"/>
          </calcext:conditional-format>
          <calcext:conditional-format calcext:target-range-address="FeatureMatrix.M6:FeatureMatrix.M12">
            <calcext:condition calcext:apply-style-name="Ja_Grün" calcext:value="=&quot;ja&quot;" calcext:base-cell-address="FeatureMatrix.M6"/>
            <calcext:condition calcext:apply-style-name="Nein_rot" calcext:value="=&quot;nein&quot;" calcext:base-cell-address="FeatureMatrix.M6"/>
          </calcext:conditional-format>
          <calcext:conditional-format calcext:target-range-address="FeatureMatrix.O6:FeatureMatrix.O18">
            <calcext:condition calcext:apply-style-name="Ja_Grün" calcext:value="=&quot;ja&quot;" calcext:base-cell-address="FeatureMatrix.O6"/>
            <calcext:condition calcext:apply-style-name="Nein_rot" calcext:value="=&quot;nein&quot;" calcext:base-cell-address="FeatureMatrix.O6"/>
          </calcext:conditional-format>
          <calcext:conditional-format calcext:target-range-address="FeatureMatrix.G15:FeatureMatrix.G18 FeatureMatrix.H15:FeatureMatrix.M15">
            <calcext:condition calcext:apply-style-name="Ja_Grün" calcext:value="=&quot;ja&quot;" calcext:base-cell-address="FeatureMatrix.G15"/>
            <calcext:condition calcext:apply-style-name="Nein_rot" calcext:value="=&quot;nein&quot;" calcext:base-cell-address="FeatureMatrix.G15"/>
          </calcext:conditional-format>
          <calcext:conditional-format calcext:target-range-address="FeatureMatrix.I16:FeatureMatrix.I16">
            <calcext:condition calcext:apply-style-name="Ja_Grün" calcext:value="=&quot;ja&quot;" calcext:base-cell-address="FeatureMatrix.I16"/>
            <calcext:condition calcext:apply-style-name="Nein_rot" calcext:value="=&quot;nein&quot;" calcext:base-cell-address="FeatureMatrix.I16"/>
          </calcext:conditional-format>
          <calcext:conditional-format calcext:target-range-address="FeatureMatrix.I16:FeatureMatrix.I16">
            <calcext:condition calcext:apply-style-name="Ja_Grün" calcext:value="=&quot;ja&quot;" calcext:base-cell-address="FeatureMatrix.I16"/>
            <calcext:condition calcext:apply-style-name="Nein_rot" calcext:value="=&quot;nein&quot;" calcext:base-cell-address="FeatureMatrix.I16"/>
          </calcext:conditional-format>
          <calcext:conditional-format calcext:target-range-address="FeatureMatrix.K16:FeatureMatrix.K16">
            <calcext:condition calcext:apply-style-name="Ja_Grün" calcext:value="=&quot;ja&quot;" calcext:base-cell-address="FeatureMatrix.K16"/>
            <calcext:condition calcext:apply-style-name="Nein_rot" calcext:value="=&quot;nein&quot;" calcext:base-cell-address="FeatureMatrix.K16"/>
          </calcext:conditional-format>
          <calcext:conditional-format calcext:target-range-address="FeatureMatrix.M16:FeatureMatrix.M16">
            <calcext:condition calcext:apply-style-name="Ja_Grün" calcext:value="=&quot;ja&quot;" calcext:base-cell-address="FeatureMatrix.M16"/>
            <calcext:condition calcext:apply-style-name="Nein_rot" calcext:value="=&quot;nein&quot;" calcext:base-cell-address="FeatureMatrix.M16"/>
          </calcext:conditional-format>
          <calcext:conditional-format calcext:target-range-address="FeatureMatrix.I17:FeatureMatrix.M17">
            <calcext:condition calcext:apply-style-name="Ja_Grün" calcext:value="=&quot;ja&quot;" calcext:base-cell-address="FeatureMatrix.I17"/>
            <calcext:condition calcext:apply-style-name="Nein_rot" calcext:value="=&quot;nein&quot;" calcext:base-cell-address="FeatureMatrix.I17"/>
          </calcext:conditional-format>
          <calcext:conditional-format calcext:target-range-address="FeatureMatrix.I18:FeatureMatrix.M18">
            <calcext:condition calcext:apply-style-name="Ja_Grün" calcext:value="=&quot;ja&quot;" calcext:base-cell-address="FeatureMatrix.I18"/>
            <calcext:condition calcext:apply-style-name="Nein_rot" calcext:value="=&quot;nein&quot;" calcext:base-cell-address="FeatureMatrix.I18"/>
          </calcext:conditional-format>
          <calcext:conditional-format calcext:target-range-address="FeatureMatrix.G20:FeatureMatrix.G26">
            <calcext:condition calcext:apply-style-name="Ja_Grün" calcext:value="=&quot;ja&quot;" calcext:base-cell-address="FeatureMatrix.G20"/>
            <calcext:condition calcext:apply-style-name="Nein_rot" calcext:value="=&quot;nein&quot;" calcext:base-cell-address="FeatureMatrix.G20"/>
          </calcext:conditional-format>
          <calcext:conditional-format calcext:target-range-address="FeatureMatrix.I20:FeatureMatrix.M20 FeatureMatrix.I21:FeatureMatrix.I26 FeatureMatrix.K21:FeatureMatrix.K26 FeatureMatrix.M21:FeatureMatrix.M26">
            <calcext:condition calcext:apply-style-name="Ja_Grün" calcext:value="=&quot;ja&quot;" calcext:base-cell-address="FeatureMatrix.I20"/>
            <calcext:condition calcext:apply-style-name="Nein_rot" calcext:value="=&quot;nein&quot;" calcext:base-cell-address="FeatureMatrix.I20"/>
          </calcext:conditional-format>
          <calcext:conditional-format calcext:target-range-address="FeatureMatrix.O20:FeatureMatrix.O26">
            <calcext:condition calcext:apply-style-name="Ja_Grün" calcext:value="=&quot;ja&quot;" calcext:base-cell-address="FeatureMatrix.O20"/>
            <calcext:condition calcext:apply-style-name="Nein_rot" calcext:value="=&quot;nein&quot;" calcext:base-cell-address="FeatureMatrix.O20"/>
          </calcext:conditional-format>
          <calcext:conditional-format calcext:target-range-address="FeatureMatrix.G28:FeatureMatrix.G28">
            <calcext:condition calcext:apply-style-name="Ja_Grün" calcext:value="=&quot;ja&quot;" calcext:base-cell-address="FeatureMatrix.G28"/>
            <calcext:condition calcext:apply-style-name="Nein_rot" calcext:value="=&quot;nein&quot;" calcext:base-cell-address="FeatureMatrix.G28"/>
          </calcext:conditional-format>
          <calcext:conditional-format calcext:target-range-address="FeatureMatrix.I28:FeatureMatrix.I28">
            <calcext:condition calcext:apply-style-name="Ja_Grün" calcext:value="=&quot;ja&quot;" calcext:base-cell-address="FeatureMatrix.I28"/>
            <calcext:condition calcext:apply-style-name="Nein_rot" calcext:value="=&quot;nein&quot;" calcext:base-cell-address="FeatureMatrix.I28"/>
          </calcext:conditional-format>
          <calcext:conditional-format calcext:target-range-address="FeatureMatrix.K28:FeatureMatrix.K28">
            <calcext:condition calcext:apply-style-name="Ja_Grün" calcext:value="=&quot;ja&quot;" calcext:base-cell-address="FeatureMatrix.K28"/>
            <calcext:condition calcext:apply-style-name="Nein_rot" calcext:value="=&quot;nein&quot;" calcext:base-cell-address="FeatureMatrix.K28"/>
          </calcext:conditional-format>
          <calcext:conditional-format calcext:target-range-address="FeatureMatrix.M28:FeatureMatrix.M28">
            <calcext:condition calcext:apply-style-name="Ja_Grün" calcext:value="=&quot;ja&quot;" calcext:base-cell-address="FeatureMatrix.M28"/>
            <calcext:condition calcext:apply-style-name="Nein_rot" calcext:value="=&quot;nein&quot;" calcext:base-cell-address="FeatureMatrix.M28"/>
          </calcext:conditional-format>
          <calcext:conditional-format calcext:target-range-address="FeatureMatrix.O28:FeatureMatrix.O28">
            <calcext:condition calcext:apply-style-name="Ja_Grün" calcext:value="=&quot;ja&quot;" calcext:base-cell-address="FeatureMatrix.O28"/>
            <calcext:condition calcext:apply-style-name="Nein_rot" calcext:value="=&quot;nein&quot;" calcext:base-cell-address="FeatureMatrix.O28"/>
          </calcext:conditional-format>
          <calcext:conditional-format calcext:target-range-address="FeatureMatrix.G30:FeatureMatrix.G38">
            <calcext:condition calcext:apply-style-name="Ja_Grün" calcext:value="=&quot;ja&quot;" calcext:base-cell-address="FeatureMatrix.G30"/>
            <calcext:condition calcext:apply-style-name="Nein_rot" calcext:value="=&quot;nein&quot;" calcext:base-cell-address="FeatureMatrix.G30"/>
          </calcext:conditional-format>
          <calcext:conditional-format calcext:target-range-address="FeatureMatrix.I30:FeatureMatrix.I38">
            <calcext:condition calcext:apply-style-name="Ja_Grün" calcext:value="=&quot;ja&quot;" calcext:base-cell-address="FeatureMatrix.I30"/>
            <calcext:condition calcext:apply-style-name="Nein_rot" calcext:value="=&quot;nein&quot;" calcext:base-cell-address="FeatureMatrix.I30"/>
          </calcext:conditional-format>
          <calcext:conditional-format calcext:target-range-address="FeatureMatrix.K30:FeatureMatrix.K38">
            <calcext:condition calcext:apply-style-name="Ja_Grün" calcext:value="=&quot;ja&quot;" calcext:base-cell-address="FeatureMatrix.K30"/>
            <calcext:condition calcext:apply-style-name="Nein_rot" calcext:value="=&quot;nein&quot;" calcext:base-cell-address="FeatureMatrix.K30"/>
          </calcext:conditional-format>
          <calcext:conditional-format calcext:target-range-address="FeatureMatrix.M30:FeatureMatrix.M38">
            <calcext:condition calcext:apply-style-name="Ja_Grün" calcext:value="=&quot;ja&quot;" calcext:base-cell-address="FeatureMatrix.M30"/>
            <calcext:condition calcext:apply-style-name="Nein_rot" calcext:value="=&quot;nein&quot;" calcext:base-cell-address="FeatureMatrix.M30"/>
          </calcext:conditional-format>
          <calcext:conditional-format calcext:target-range-address="FeatureMatrix.O30:FeatureMatrix.O38">
            <calcext:condition calcext:apply-style-name="Ja_Grün" calcext:value="=&quot;ja&quot;" calcext:base-cell-address="FeatureMatrix.O30"/>
            <calcext:condition calcext:apply-style-name="Nein_rot" calcext:value="=&quot;nein&quot;" calcext:base-cell-address="FeatureMatrix.O30"/>
          </calcext:conditional-format>
          <calcext:conditional-format calcext:target-range-address="FeatureMatrix.G40:FeatureMatrix.G40">
            <calcext:condition calcext:apply-style-name="Ja_Grün" calcext:value="=&quot;ja&quot;" calcext:base-cell-address="FeatureMatrix.G40"/>
            <calcext:condition calcext:apply-style-name="Nein_rot" calcext:value="=&quot;nein&quot;" calcext:base-cell-address="FeatureMatrix.G40"/>
          </calcext:conditional-format>
          <calcext:conditional-format calcext:target-range-address="FeatureMatrix.G41:FeatureMatrix.G42">
            <calcext:condition calcext:apply-style-name="Ja_Grün" calcext:value="=&quot;ja&quot;" calcext:base-cell-address="FeatureMatrix.G41"/>
            <calcext:condition calcext:apply-style-name="Nein_rot" calcext:value="=&quot;nein&quot;" calcext:base-cell-address="FeatureMatrix.G41"/>
          </calcext:conditional-format>
          <calcext:conditional-format calcext:target-range-address="FeatureMatrix.I40:FeatureMatrix.I42">
            <calcext:condition calcext:apply-style-name="Ja_Grün" calcext:value="=&quot;ja&quot;" calcext:base-cell-address="FeatureMatrix.I40"/>
            <calcext:condition calcext:apply-style-name="Nein_rot" calcext:value="=&quot;nein&quot;" calcext:base-cell-address="FeatureMatrix.I40"/>
          </calcext:conditional-format>
          <calcext:conditional-format calcext:target-range-address="FeatureMatrix.K40:FeatureMatrix.K40">
            <calcext:condition calcext:apply-style-name="Ja_Grün" calcext:value="=&quot;ja&quot;" calcext:base-cell-address="FeatureMatrix.K40"/>
            <calcext:condition calcext:apply-style-name="Nein_rot" calcext:value="=&quot;nein&quot;" calcext:base-cell-address="FeatureMatrix.K40"/>
          </calcext:conditional-format>
          <calcext:conditional-format calcext:target-range-address="FeatureMatrix.M40:FeatureMatrix.M40">
            <calcext:condition calcext:apply-style-name="Ja_Grün" calcext:value="=&quot;ja&quot;" calcext:base-cell-address="FeatureMatrix.M40"/>
            <calcext:condition calcext:apply-style-name="Nein_rot" calcext:value="=&quot;nein&quot;" calcext:base-cell-address="FeatureMatrix.M40"/>
          </calcext:conditional-format>
          <calcext:conditional-format calcext:target-range-address="FeatureMatrix.M41:FeatureMatrix.M42">
            <calcext:condition calcext:apply-style-name="Ja_Grün" calcext:value="=&quot;ja&quot;" calcext:base-cell-address="FeatureMatrix.M41"/>
            <calcext:condition calcext:apply-style-name="Nein_rot" calcext:value="=&quot;nein&quot;" calcext:base-cell-address="FeatureMatrix.M41"/>
          </calcext:conditional-format>
          <calcext:conditional-format calcext:target-range-address="FeatureMatrix.K41:FeatureMatrix.K42">
            <calcext:condition calcext:apply-style-name="Ja_Grün" calcext:value="=&quot;ja&quot;" calcext:base-cell-address="FeatureMatrix.K41"/>
            <calcext:condition calcext:apply-style-name="Nein_rot" calcext:value="=&quot;nein&quot;" calcext:base-cell-address="FeatureMatrix.K41"/>
          </calcext:conditional-format>
          <calcext:conditional-format calcext:target-range-address="FeatureMatrix.O40:FeatureMatrix.O42">
            <calcext:condition calcext:apply-style-name="Ja_Grün" calcext:value="=&quot;ja&quot;" calcext:base-cell-address="FeatureMatrix.O40"/>
            <calcext:condition calcext:apply-style-name="Nein_rot" calcext:value="=&quot;nein&quot;" calcext:base-cell-address="FeatureMatrix.O4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fContainsMax" style:family="table-cell" style:parent-style-name="Default">
      <style:table-cell-properties fo:background-color="#ffcc00"/>
    </style:style>
    <style:style style:name="cfPointToMax" style:family="table-cell" style:parent-style-name="Default">
      <style:table-cell-properties fo:background-color="#eeeeee"/>
    </style:style>
    <style:style style:name="Ja_5f_Grün" style:display-name="Ja_Grün" style:family="table-cell" style:parent-style-name="Default">
      <style:table-cell-properties fo:background-color="#99ff99"/>
    </style:style>
    <style:style style:name="Nein_5f_rot" style:display-name="Nein_rot" style:family="table-cell" style:parent-style-name="Default">
      <style:table-cell-properties fo:background-color="#ff808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00.00.0000</text:date>, <text:time style:data-style-name="N2" text:time-value="14:13:19.2260167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4T16:20:26.614000000</meta:creation-date>
    <dc:date>2014-07-25T14:34:46.844589047</dc:date>
    <meta:editing-duration>PT39M30S</meta:editing-duration>
    <meta:editing-cycles>11</meta:editing-cycles>
    <meta:generator>LibreOffice/4.2.5.2$Linux_X86_64 LibreOffice_project/420m0$Build-2</meta:generator>
    <meta:document-statistic meta:table-count="3" meta:cell-count="1811" meta:object-count="0"/>
  </office:meta>
</office:document-meta>
</file>